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2" svg:font-family="OpenSymbol, 'Arial Unicode MS'" style:font-charset="x-symbol"/>
    <style:font-face style:name="OpenSymbol1" svg:font-family="OpenSymbol, 'Arial Unicode MS'"/>
    <style:font-face style:name="ArialMT" svg:font-family="ArialMT" style:font-family-generic="swiss"/>
    <style:font-face style:name="Courier New" svg:font-family="'Courier New'" style:font-family-generic="modern" style:font-pitch="fixed"/>
    <style:font-face style:name="Liberation Mono" svg:font-family="'Liberation Mono', 'Courier New'" style:font-family-generic="modern" style:font-pitch="fixed"/>
    <style:font-face style:name="Arial Unicode MS" svg:font-family="'Arial Unicode MS'" style:font-pitch="variable"/>
    <style:font-face style:name="OpenSymbol" svg:font-family="OpenSymbol, 'Arial Unicode MS'" style:font-pitch="variable"/>
    <style:font-face style:name="Liberation Mono2" svg:font-family="'Liberation Mono', 'Courier New'" style:font-family-generic="modern" style:font-pitch="variable"/>
    <style:font-face style:name="Liberation Mono1" svg:font-family="'Liberation Mono', 'Courier New'" style:font-family-generic="roman" style:font-pitch="variable"/>
    <style:font-face style:name="Liberation Sans" svg:font-family="'Liberation Sans'" style:font-family-generic="roman" style:font-pitch="variable"/>
    <style:font-face style:name="Liberation Sans3" svg:font-family="'Liberation Sans', Arial"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3" svg:font-family="OpenSymbol, 'Arial Unicode MS'" style:font-family-generic="roman" style:font-pitch="variable"/>
    <style:font-face style:name="Arial Unicode MS1" svg:font-family="'Arial Unicode MS'" style:font-family-generic="swiss" style:font-pitch="variable"/>
    <style:font-face style:name="Liberation Sans2" svg:font-family="'Liberation Sans'" style:font-family-generic="swiss" style:font-pitch="variable"/>
    <style:font-face style:name="Liberation Sans1" svg:font-family="'Liberation Sans', Arial" style:font-family-generic="swiss" style:font-pitch="variable"/>
    <style:font-face style:name="Arial Unicode MS2" svg:font-family="'Arial Unicode MS'" style:font-family-generic="system" style:font-pitch="variable"/>
    <style:font-face style:name="Liberation Mono3" svg:font-family="'Liberation Mono', 'Courier New'" style:font-family-generic="system" style:font-pitch="variable"/>
    <style:font-face style:name="OpenSymbol4" svg:font-family="OpenSymbol, '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svg:stroke-width="0.051cm" draw:marker-start-width="0.276cm" draw:marker-end="Arrow" draw:marker-end-width="0.376cm" draw:fill="none" draw:textarea-vertical-align="middle" fo:padding-top="0.15cm" fo:padding-bottom="0.15cm" fo:padding-left="0.275cm" fo:padding-right="0.275cm"/>
    </style:style>
    <style:style style:name="gr3" style:family="graphic" style:parent-style-name="standard">
      <style:graphic-properties draw:stroke="none" svg:stroke-color="#000000" draw:marker-end="Arrow" draw:fill="none" draw:fill-color="#ffffff" draw:textarea-horizontal-align="left" draw:auto-grow-height="true" draw:auto-grow-width="true" fo:min-height="0.712cm" fo:min-width="2.124cm"/>
      <style:paragraph-properties style:writing-mode="lr-tb"/>
    </style:style>
    <style:style style:name="gr4" style:family="graphic" style:parent-style-name="standard">
      <style:graphic-properties svg:stroke-color="#c5000b" draw:marker-end="Arrow" draw:fill="solid" draw:fill-color="#c5000b" draw:textarea-horizontal-align="justify" draw:textarea-vertical-align="middle" draw:auto-grow-height="false" fo:min-height="0cm" fo:min-width="0cm"/>
    </style:style>
    <style:style style:name="gr5" style:family="graphic" style:parent-style-name="standard">
      <style:graphic-properties draw:stroke="none" svg:stroke-color="#000000" draw:marker-end="Arrow" draw:fill="none" draw:fill-color="#ffffff" draw:textarea-horizontal-align="left" draw:auto-grow-height="true" draw:auto-grow-width="true" fo:min-height="0.712cm" fo:min-width="4.036cm"/>
      <style:paragraph-properties style:writing-mode="lr-tb"/>
    </style:style>
    <style:style style:name="gr6" style:family="graphic" style:parent-style-name="standard">
      <style:graphic-properties draw:marker-end="Arrow" draw:fill="solid" draw:fill-color="#000000" draw:textarea-horizontal-align="justify" draw:textarea-vertical-align="middle" draw:auto-grow-height="false" fo:min-height="0cm" fo:min-width="0cm"/>
    </style:style>
    <style:style style:name="gr7" style:family="graphic" style:parent-style-name="standard">
      <style:graphic-properties draw:stroke="none" svg:stroke-color="#0066cc" draw:marker-end="Arrow" draw:fill="none" draw:fill-color="#ffffff" draw:textarea-horizontal-align="left" draw:auto-grow-height="true" draw:auto-grow-width="true" fo:min-height="0.712cm" fo:min-width="4.031cm"/>
      <style:paragraph-properties style:writing-mode="lr-tb"/>
    </style:style>
    <style:style style:name="gr8" style:family="graphic" style:parent-style-name="standard">
      <style:graphic-properties svg:stroke-color="#0066cc" draw:marker-end="Arrow" draw:fill="solid" draw:fill-color="#0066cc" draw:textarea-horizontal-align="justify" draw:textarea-vertical-align="middle" draw:auto-grow-height="false" fo:min-height="0cm" fo:min-width="0cm"/>
    </style:style>
    <style:style style:name="gr9" style:family="graphic" style:parent-style-name="standard">
      <style:graphic-properties draw:stroke="none" svg:stroke-color="#000000" draw:marker-end="Arrow" draw:fill="none" draw:fill-color="#ffffff" draw:textarea-horizontal-align="left" draw:auto-grow-height="true" draw:auto-grow-width="true" fo:min-height="0.712cm" fo:min-width="4.747cm"/>
      <style:paragraph-properties style:writing-mode="lr-tb"/>
    </style:style>
    <style:style style:name="gr10" style:family="graphic" style:parent-style-name="standard">
      <style:graphic-properties draw:marker-end="Arrow" draw:fill="solid" draw:fill-color="#0066cc" draw:textarea-horizontal-align="justify" draw:textarea-vertical-align="middle" draw:auto-grow-height="false" fo:min-height="0cm" fo:min-width="0cm"/>
    </style:style>
    <style:style style:name="gr11" style:family="graphic" style:parent-style-name="objectwithoutfill">
      <style:graphic-properties draw:stroke="dash" draw:stroke-dash="Line_20_Style_20_9" svg:stroke-width="0.102cm" svg:stroke-color="#0066cc" draw:marker-start-width="0.352cm" draw:marker-end="Arrow" draw:marker-end-width="0.352cm" draw:fill="none" draw:fill-color="#ffd320" draw:textarea-vertical-align="middle" fo:padding-top="0.175cm" fo:padding-bottom="0.175cm" fo:padding-left="0.3cm" fo:padding-right="0.3cm"/>
    </style:style>
    <style:style style:name="gr12" style:family="graphic" style:parent-style-name="standard">
      <style:graphic-properties draw:stroke="none" svg:stroke-color="#000000" draw:marker-end="Arrow" draw:fill="none" draw:fill-color="#ffffff" draw:textarea-horizontal-align="left" draw:auto-grow-height="true" draw:auto-grow-width="true" fo:min-height="0.712cm" fo:min-width="2.12cm"/>
      <style:paragraph-properties style:writing-mode="lr-tb"/>
    </style:style>
    <style:style style:name="gr13" style:family="graphic" style:parent-style-name="standard">
      <style:graphic-properties draw:stroke="none" svg:stroke-color="#000000" draw:marker-end="Arrow" draw:fill="none" draw:fill-color="#ffffff" draw:textarea-horizontal-align="left" draw:auto-grow-height="true" draw:auto-grow-width="true" fo:min-height="0.712cm" fo:min-width="2.082cm"/>
      <style:paragraph-properties style:writing-mode="lr-tb"/>
    </style:style>
    <style:style style:name="gr14" style:family="graphic" style:parent-style-name="standard">
      <style:graphic-properties draw:stroke="none" svg:stroke-color="#000000" draw:marker-end="Arrow" draw:fill="none" draw:fill-color="#ffffff" draw:textarea-horizontal-align="left" draw:auto-grow-height="true" draw:auto-grow-width="true" fo:min-height="0.712cm" fo:min-width="2.163cm"/>
      <style:paragraph-properties style:writing-mode="lr-tb"/>
    </style:style>
    <style:style style:name="gr15" style:family="graphic" style:parent-style-name="standard">
      <style:graphic-properties draw:stroke="none" svg:stroke-color="#0066cc" draw:marker-end="Arrow" draw:fill="none" draw:fill-color="#ffffff" draw:textarea-horizontal-align="left" draw:auto-grow-height="true" draw:auto-grow-width="true" fo:min-height="0.712cm" fo:min-width="9.978cm"/>
      <style:paragraph-properties style:writing-mode="lr-tb"/>
    </style:style>
    <style:style style:name="gr16" style:family="graphic" style:parent-style-name="standard">
      <style:graphic-properties draw:stroke="solid" draw:stroke-dash="Line_20_Style_20_9" svg:stroke-width="0.102cm" draw:marker-start-width="0.352cm" draw:marker-end="Arrow" draw:marker-end-width="0.352cm" draw:fill="solid" draw:fill-color="#0066cc" draw:textarea-vertical-align="middle" fo:padding-top="0.175cm" fo:padding-bottom="0.175cm" fo:padding-left="0.3cm" fo:padding-right="0.3cm"/>
    </style:style>
    <style:style style:name="gr17" style:family="graphic" style:parent-style-name="standard">
      <style:graphic-properties draw:stroke="none" svg:stroke-color="#0066cc" draw:marker-end="Arrow" draw:fill="none" draw:fill-color="#ffffff" draw:textarea-horizontal-align="left" draw:auto-grow-height="true" draw:auto-grow-width="true" fo:min-height="0.712cm" fo:min-width="3.812cm"/>
      <style:paragraph-properties style:writing-mode="lr-tb"/>
    </style:style>
    <style:style style:name="pr1" style:family="presentation" style:parent-style-name="Default-title">
      <style:graphic-properties draw:auto-grow-height="true" fo:min-height="2.63cm"/>
      <style:paragraph-properties style:writing-mode="lr-tb"/>
    </style:style>
    <style:style style:name="pr2" style:family="presentation" style:parent-style-name="Default-outline1">
      <style:graphic-properties fo:min-height="11.929cm"/>
      <style:paragraph-properties style:writing-mode="lr-tb"/>
    </style:style>
    <style:style style:name="pr3" style:family="presentation" style:parent-style-name="Default-notes">
      <style:graphic-properties draw:fill-color="#ffffff" draw:auto-grow-height="true" fo:min-height="13.364cm"/>
      <style:paragraph-properties style:writing-mode="lr-tb"/>
    </style:style>
    <style:style style:name="pr4" style:family="presentation" style:parent-style-name="Default-title">
      <style:graphic-properties fo:min-height="2.63cm"/>
      <style:paragraph-properties style:writing-mode="lr-tb"/>
    </style:style>
    <style:style style:name="pr5" style:family="presentation" style:parent-style-name="Default-subtitle">
      <style:graphic-properties draw:fill-color="#ffffff" fo:min-height="12.756cm"/>
      <style:paragraph-properties style:writing-mode="lr-tb"/>
    </style:style>
    <style:style style:name="pr6" style:family="presentation" style:parent-style-name="Default-subtitle" style:list-style-name="L4">
      <style:graphic-properties draw:fill-color="#ffffff" fo:min-height="12.144cm"/>
      <style:paragraph-properties style:writing-mode="lr-tb"/>
    </style:style>
    <style:style style:name="pr7" style:family="presentation" style:parent-style-name="Default-subtitle" style:list-style-name="L4">
      <style:graphic-properties draw:fill-color="#ffffff" fo:min-height="13.101cm"/>
      <style:paragraph-properties style:writing-mode="lr-tb"/>
    </style:style>
    <style:style style:name="pr8" style:family="presentation" style:parent-style-name="Default-subtitle" style:list-style-name="L4">
      <style:graphic-properties draw:fill-color="#ffffff" fo:min-height="12.129cm"/>
      <style:paragraph-properties style:writing-mode="lr-tb"/>
    </style:style>
    <style:style style:name="pr9" style:family="presentation" style:parent-style-name="Default-subtitle" style:list-style-name="L4">
      <style:graphic-properties draw:fill-color="#ffffff" fo:min-height="12.129cm"/>
      <style:paragraph-properties style:writing-mode="lr-tb"/>
    </style:style>
    <style:style style:name="pr10" style:family="presentation" style:parent-style-name="Default-outline1">
      <style:graphic-properties draw:fill-color="#729fcf" fo:min-height="11.929cm"/>
      <style:paragraph-properties style:writing-mode="lr-tb"/>
    </style:style>
    <style:style style:name="P1" style:family="paragraph">
      <style:paragraph-properties style:writing-mode="lr-tb"/>
      <style:text-properties style:font-name="Liberation Serif1" fo:font-size="44pt" style:font-size-asian="44pt" style:font-size-complex="44pt"/>
    </style:style>
    <style:style style:name="P2" style:family="paragraph">
      <style:paragraph-properties fo:margin-left="0cm" fo:margin-right="0cm" fo:text-indent="0cm"/>
    </style:style>
    <style:style style:name="P3" style:family="paragraph">
      <style:paragraph-properties fo:margin-left="1.016cm" fo:margin-right="0cm" fo:text-indent="0cm"/>
      <style:text-properties fo:color="#000000"/>
    </style:style>
    <style:style style:name="P4" style:family="paragraph">
      <style:paragraph-properties style:writing-mode="lr-tb"/>
      <style:text-properties fo:font-size="36pt" style:font-size-asian="36pt" style:font-size-complex="36pt"/>
    </style:style>
    <style:style style:name="P5" style:family="paragraph">
      <loext:graphic-properties draw:fill-color="#ffffff"/>
      <style:paragraph-properties style:writing-mode="lr-tb"/>
      <style:text-properties fo:font-size="20pt"/>
    </style:style>
    <style:style style:name="P6" style:family="paragraph">
      <style:paragraph-properties fo:margin-left="0cm" fo:margin-right="0cm" fo:text-indent="0cm" style:writing-mode="lr-tb"/>
      <style:text-properties style:font-name="Liberation Sans2" fo:font-size="44pt" style:font-size-asian="44pt" style:font-size-complex="44pt"/>
    </style:style>
    <style:style style:name="P7" style:family="paragraph">
      <style:paragraph-properties style:writing-mode="lr-tb"/>
      <style:text-properties fo:font-size="28pt" style:font-size-asian="28pt" style:font-size-complex="28pt"/>
    </style:style>
    <style:style style:name="P8" style:family="paragraph">
      <loext:graphic-properties draw:fill-color="#ffffff"/>
      <style:paragraph-properties style:writing-mode="lr-tb"/>
    </style:style>
    <style:style style:name="P9" style:family="paragraph">
      <loext:graphic-properties draw:fill="none"/>
      <style:paragraph-properties fo:text-align="center"/>
    </style:style>
    <style:style style:name="P10" style:family="paragraph">
      <style:text-properties fo:font-size="13.5pt"/>
    </style:style>
    <style:style style:name="P11" style:family="paragraph">
      <loext:graphic-properties draw:fill="none" draw:fill-color="#ffffff"/>
      <style:paragraph-properties style:writing-mode="lr-tb"/>
      <style:text-properties fo:color="#c5000b" fo:font-size="13.5pt"/>
    </style:style>
    <style:style style:name="P12" style:family="paragraph">
      <loext:graphic-properties draw:fill="solid" draw:fill-color="#c5000b"/>
      <style:paragraph-properties fo:text-align="center"/>
    </style:style>
    <style:style style:name="P13" style:family="paragraph">
      <loext:graphic-properties draw:fill="none" draw:fill-color="#ffffff"/>
      <style:paragraph-properties style:writing-mode="lr-tb"/>
      <style:text-properties fo:font-size="13.5pt"/>
    </style:style>
    <style:style style:name="P14" style:family="paragraph">
      <loext:graphic-properties draw:fill="solid" draw:fill-color="#000000"/>
      <style:paragraph-properties fo:text-align="center"/>
    </style:style>
    <style:style style:name="P15" style:family="paragraph">
      <loext:graphic-properties draw:fill="none" draw:fill-color="#ffffff"/>
      <style:paragraph-properties style:writing-mode="lr-tb"/>
      <style:text-properties fo:color="#0066cc" fo:font-size="13.5pt"/>
    </style:style>
    <style:style style:name="P16" style:family="paragraph">
      <loext:graphic-properties draw:fill="solid" draw:fill-color="#0066cc"/>
      <style:paragraph-properties fo:text-align="center"/>
    </style:style>
    <style:style style:name="P17" style:family="paragraph">
      <loext:graphic-properties draw:fill="none" draw:fill-color="#ffd320"/>
      <style:paragraph-properties fo:text-align="center"/>
    </style:style>
    <style:style style:name="P18" style:family="paragraph">
      <style:paragraph-properties style:writing-mode="lr-tb"/>
    </style:style>
    <style:style style:name="P19" style:family="paragraph">
      <style:paragraph-properties fo:margin-left="0.102cm" fo:margin-right="0.102cm" fo:margin-top="0.406cm" fo:margin-bottom="0.356cm" fo:line-height="150%" fo:text-align="start" fo:text-indent="0cm"/>
      <style:text-properties fo:font-size="16pt"/>
    </style:style>
    <style:style style:name="P20" style:family="paragraph">
      <style:paragraph-properties fo:margin-left="0.102cm" fo:margin-right="0.102cm" fo:margin-top="0.406cm" fo:margin-bottom="0.356cm" fo:text-align="start" fo:text-indent="0cm"/>
      <style:text-properties fo:font-size="16pt"/>
    </style:style>
    <style:style style:name="P21" style:family="paragraph">
      <loext:graphic-properties draw:fill-color="#ffffff"/>
      <style:paragraph-properties fo:margin-left="0.102cm" fo:margin-right="0.102cm" fo:margin-top="0.406cm" fo:margin-bottom="0.356cm" fo:line-height="150%" fo:text-align="start" fo:text-indent="0cm" style:writing-mode="lr-tb"/>
      <style:text-properties fo:font-size="16pt" style:font-size-asian="16pt" style:font-size-complex="16pt"/>
    </style:style>
    <style:style style:name="P22" style:family="paragraph">
      <style:paragraph-properties fo:margin-top="0.559cm" fo:margin-bottom="0.559cm" fo:text-align="start"/>
      <style:text-properties fo:font-size="18pt"/>
    </style:style>
    <style:style style:name="P23" style:family="paragraph">
      <loext:graphic-properties draw:fill-color="#ffffff"/>
      <style:paragraph-properties fo:margin-top="0.559cm" fo:margin-bottom="0.559cm" fo:text-align="start" style:writing-mode="lr-tb"/>
      <style:text-properties fo:color="#000000" fo:font-size="18pt" fo:font-weight="normal" style:font-size-asian="18pt" style:font-weight-asian="normal" style:font-size-complex="18pt" style:font-weight-complex="normal"/>
    </style:style>
    <style:style style:name="P24" style:family="paragraph">
      <style:paragraph-properties fo:margin-top="0.559cm" fo:margin-bottom="0.559cm" fo:text-align="start"/>
      <style:text-properties fo:font-size="26pt"/>
    </style:style>
    <style:style style:name="P25" style:family="paragraph">
      <loext:graphic-properties draw:fill-color="#ffffff"/>
      <style:paragraph-properties fo:margin-top="0.559cm" fo:margin-bottom="0.559cm" fo:text-align="start" style:writing-mode="lr-tb"/>
      <style:text-properties fo:color="#000000" fo:font-size="26pt" fo:font-weight="normal" style:font-size-asian="26pt" style:font-weight-asian="normal" style:font-size-complex="26pt" style:font-weight-complex="normal"/>
    </style:style>
    <style:style style:name="P26" style:family="paragraph">
      <style:paragraph-properties style:writing-mode="lr-tb"/>
      <style:text-properties fo:font-weight="normal" style:font-weight-asian="normal" style:font-weight-complex="normal"/>
    </style:style>
    <style:style style:name="P27" style:family="paragraph">
      <style:paragraph-properties fo:margin-top="0.508cm" fo:margin-bottom="0.508cm" fo:text-align="start"/>
      <style:text-properties fo:font-size="26pt"/>
    </style:style>
    <style:style style:name="P28" style:family="paragraph">
      <loext:graphic-properties draw:fill-color="#ffffff"/>
      <style:paragraph-properties fo:margin-top="0.508cm" fo:margin-bottom="0.508cm" fo:text-align="start" style:writing-mode="lr-tb"/>
      <style:text-properties fo:color="#000000" fo:font-size="26pt" fo:font-weight="normal" style:font-size-asian="26pt" style:font-weight-asian="normal" style:font-size-complex="26pt" style:font-weight-complex="normal"/>
    </style:style>
    <style:style style:name="P29" style:family="paragraph">
      <style:paragraph-properties style:writing-mode="lr-tb"/>
      <style:text-properties style:font-name="Liberation Serif1" fo:font-size="28pt" style:font-size-asian="28pt" style:font-size-complex="28pt"/>
    </style:style>
    <style:style style:name="P30" style:family="paragraph">
      <style:paragraph-properties style:writing-mode="lr-tb"/>
      <style:text-properties style:font-name="Liberation Serif1" fo:font-size="26pt" style:font-size-asian="26pt" style:font-size-complex="26pt"/>
    </style:style>
    <style:style style:name="P31" style:family="paragraph">
      <style:paragraph-properties style:writing-mode="lr-tb"/>
      <style:text-properties style:font-name="Liberation Serif1" fo:font-size="28pt" fo:font-weight="normal" style:font-size-asian="28pt" style:font-weight-asian="normal" style:font-size-complex="28pt" style:font-weight-complex="normal"/>
    </style:style>
    <style:style style:name="P32" style:family="paragraph">
      <loext:graphic-properties draw:fill-color="#729fcf"/>
      <style:paragraph-properties style:writing-mode="lr-tb"/>
    </style:style>
    <style:style style:name="P33" style:family="paragraph">
      <style:paragraph-properties fo:margin-top="0cm" fo:margin-bottom="0.5cm"/>
    </style:style>
    <style:style style:name="P34" style:family="paragraph">
      <loext:graphic-properties draw:fill-color="#729fcf"/>
      <style:paragraph-properties fo:margin-top="1.016cm" fo:margin-bottom="0cm" style:writing-mode="lr-tb"/>
    </style:style>
    <style:style style:name="P35" style:family="paragraph">
      <style:paragraph-properties fo:margin-top="0cm" fo:margin-bottom="1.016cm"/>
    </style:style>
    <style:style style:name="P36" style:family="paragraph">
      <style:paragraph-properties fo:margin-top="0cm" fo:margin-bottom="1.016cm" style:writing-mode="lr-tb"/>
    </style:style>
    <style:style style:name="P37" style:family="paragraph">
      <style:paragraph-properties style:writing-mode="lr-tb"/>
      <style:text-properties fo:font-size="44pt" style:font-size-asian="44pt" style:font-size-complex="44pt"/>
    </style:style>
    <style:style style:name="P38" style:family="paragraph">
      <style:paragraph-properties fo:margin-left="0cm" fo:margin-right="0cm" fo:text-indent="0cm" style:writing-mode="lr-tb"/>
    </style:style>
    <style:style style:name="T1" style:family="text">
      <style:text-properties fo:color="#000000" style:font-name="Liberation Serif1" fo:font-size="44pt" style:font-size-asian="44pt" style:font-size-complex="44pt"/>
    </style:style>
    <style:style style:name="T2" style:family="text">
      <style:text-properties fo:color="#000000" fo:font-size="36pt" style:font-size-asian="36pt" style:font-size-complex="36pt"/>
    </style:style>
    <style:style style:name="T3" style:family="text">
      <style:text-properties fo:color="#000000" fo:font-size="26pt" style:font-size-asian="26pt" style:font-size-complex="26pt"/>
    </style:style>
    <style:style style:name="T4" style:family="text">
      <style:text-properties fo:font-variant="normal" fo:text-transform="none" fo:color="#1a1a1a" style:text-outline="false" style:text-line-through-style="none" style:text-line-through-type="none" style:font-name="Liberation Sans2" fo:font-size="26pt" fo:font-style="normal" fo:text-shadow="none" style:text-underline-style="none" style:letter-kerning="true" style:font-name-asian="ArialMT" style:font-size-asian="26pt" style:font-style-asian="normal" style:font-name-complex="ArialMT" style:font-size-complex="26pt" style:font-style-complex="normal" style:text-emphasize="none" style:font-relief="none" style:text-overline-style="none" style:text-overline-color="font-color"/>
    </style:style>
    <style:style style:name="T5" style:family="text">
      <style:text-properties fo:font-variant="normal" fo:text-transform="none" fo:color="#1a1a1a" style:text-outline="false" style:text-line-through-style="none" style:text-line-through-type="none" style:font-name="Liberation Sans2" fo:font-size="26pt" fo:font-style="normal" fo:text-shadow="none" style:text-underline-style="none" fo:font-weight="normal" style:letter-kerning="true" style:font-name-asian="ArialMT" style:font-size-asian="26pt" style:font-style-asian="normal" style:font-weight-asian="normal" style:font-name-complex="ArialMT" style:font-size-complex="26pt" style:font-style-complex="normal" style:font-weight-complex="normal" style:text-emphasize="none" style:font-relief="none" style:text-overline-style="none" style:text-overline-color="font-color"/>
    </style:style>
    <style:style style:name="T6" style:family="text">
      <style:text-properties fo:font-size="26pt" style:font-size-asian="26pt" style:font-size-complex="26pt"/>
    </style:style>
    <style:style style:name="T7" style:family="text">
      <style:text-properties fo:color="#000000" style:font-name="Liberation Sans2" fo:font-size="44pt" style:font-size-asian="44pt" style:font-size-complex="44pt"/>
    </style:style>
    <style:style style:name="T8"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name-asian="Arial Unicode MS2" style:font-size-asian="32pt" style:font-style-asian="normal" style:font-weight-asian="normal" style:font-name-complex="Arial Unicode MS2" style:font-size-complex="32pt" style:font-style-complex="normal" style:font-weight-complex="normal" style:text-emphasize="none" style:font-relief="none" style:text-overline-style="none" style:text-overline-color="font-color"/>
    </style:style>
    <style:style style:name="T9" style:family="text">
      <style:text-properties fo:font-size="32pt" style:font-size-asian="32pt" style:font-size-complex="32pt"/>
    </style:style>
    <style:style style:name="T10" style:family="text">
      <style:text-properties fo:color="#c5000b" fo:font-size="18pt"/>
    </style:style>
    <style:style style:name="T11" style:family="text">
      <style:text-properties fo:font-size="18pt"/>
    </style:style>
    <style:style style:name="T12" style:family="text">
      <style:text-properties fo:color="#0066cc" fo:font-size="18pt"/>
    </style:style>
    <style:style style:name="T13" style:family="text">
      <style:text-properties fo:font-variant="normal" fo:text-transform="none" fo:color="#000000" style:text-outline="false" style:text-line-through-style="none" style:text-line-through-type="none" style:font-name="Liberation Sans" fo:font-size="44pt" fo:font-style="normal" fo:text-shadow="none" style:text-underline-style="none" fo:font-weight="normal" style:letter-kerning="true" style:font-name-asian="Arial Unicode MS2" style:font-size-asian="44pt" style:font-style-asian="normal" style:font-weight-asian="normal" style:font-name-complex="Arial Unicode MS2" style:font-size-complex="44pt" style:font-style-complex="normal" style:font-weight-complex="normal" style:text-emphasize="none" style:font-relief="none" style:text-overline-style="none" style:text-overline-color="font-color"/>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style:font-size-asian="16pt" style:font-size-complex="16pt"/>
    </style:style>
    <style:style style:name="T16"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Arial Unicode MS2" style:font-size-asian="18pt" style:font-style-asian="normal" style:font-weight-asian="normal" style:font-name-complex="Arial Unicode MS2"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style:text-outline="false" style:text-line-through-style="none" style:text-line-through-type="none" style:font-name="Liberation Sans" fo:font-size="26pt" fo:font-style="normal" fo:text-shadow="none" style:text-underline-style="none" fo:font-weight="normal" style:letter-kerning="true" style:font-name-asian="Arial Unicode MS2" style:font-size-asian="26pt" style:font-style-asian="normal" style:font-weight-asian="normal" style:font-name-complex="Arial Unicode MS2" style:font-size-complex="26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00" style:text-outline="false" style:text-line-through-style="none" style:text-line-through-type="none" style:font-name="Liberation Serif1" fo:font-size="36pt" fo:font-style="normal" fo:text-shadow="none" style:text-underline-style="none" fo:font-weight="normal" style:letter-kerning="true" style:font-name-asian="Arial Unicode MS2" style:font-size-asian="36pt" style:font-style-asian="normal" style:font-weight-asian="normal" style:font-name-complex="Arial Unicode MS2" style:font-size-complex="36pt" style:font-style-complex="normal" style:font-weight-complex="normal" style:text-emphasize="none" style:font-relief="none" style:text-overline-style="none" style:text-overline-color="font-color"/>
    </style:style>
    <style:style style:name="T19" style:family="text">
      <style:text-properties fo:font-size="32pt" fo:font-weight="bold" style:font-size-asian="32pt" style:font-weight-asian="bold" style:font-size-complex="32pt" style:font-weight-complex="bold"/>
    </style:style>
    <style:style style:name="T20" style:family="text">
      <style:text-properties fo:font-size="28pt" style:font-size-asian="28pt" style:font-size-complex="28pt"/>
    </style:style>
    <style:style style:name="T21" style:family="text">
      <style:text-properties fo:font-size="28pt" fo:font-weight="normal" style:font-size-asian="28pt" style:font-weight-asian="normal" style:font-size-complex="28pt" style:font-weight-complex="normal"/>
    </style:style>
    <style:style style:name="T22" style:family="text">
      <style:text-properties fo:font-size="36pt" style:font-size-asian="36pt" style:font-size-complex="36pt"/>
    </style:style>
    <style:style style:name="T23" style:family="text">
      <style:text-properties fo:color="#00a933" fo:font-size="26pt" style:font-size-asian="26pt" style:font-size-complex="26pt"/>
    </style:style>
    <style:style style:name="T24" style:family="text">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style:font-name-asian="Arial Unicode MS2" style:font-size-asian="26pt" style:font-style-asian="normal" style:font-weight-asian="normal" style:font-name-complex="Arial Unicode MS2" style:font-size-complex="26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a933" style:text-outline="false" style:text-line-through-style="none" style:text-line-through-type="none" style:font-name="Liberation Sans" fo:font-size="26pt" fo:font-style="normal" fo:text-shadow="none" style:text-underline-style="none" fo:font-weight="normal" style:letter-kerning="true" style:font-name-asian="Arial Unicode MS2" style:font-size-asian="26pt" style:font-style-asian="normal" style:font-weight-asian="normal" style:font-name-complex="Arial Unicode MS2" style:font-size-complex="26pt" style:font-style-complex="normal" style:font-weight-complex="normal" style:text-emphasize="none" style:font-relief="none" style:text-overline-style="none" style:text-overline-color="font-color"/>
    </style:style>
    <style:style style:name="T26" style:family="text">
      <style:text-properties fo:color="#00a933"/>
    </style:style>
    <style:style style:name="T27" style:family="text">
      <style:text-properties fo:font-variant="normal" fo:text-transform="none" fo:color="#00a933" style:text-outline="false" style:text-line-through-style="none" style:text-line-through-type="none" style:font-name="Liberation Sans" fo:font-size="36pt" fo:font-style="normal" fo:text-shadow="none" style:text-underline-style="none" fo:font-weight="normal" style:letter-kerning="true" style:font-name-asian="Arial Unicode MS2" style:font-size-asian="36pt" style:font-style-asian="normal" style:font-weight-asian="normal" style:font-name-complex="Arial Unicode MS2" style:font-size-complex="36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font-name="Liberation Sans" fo:font-size="36pt" fo:font-style="normal" fo:text-shadow="none" style:text-underline-style="none" fo:font-weight="normal" style:letter-kerning="true" style:font-name-asian="Arial Unicode MS2" style:font-size-asian="36pt" style:font-style-asian="normal" style:font-weight-asian="normal" style:font-name-complex="Arial Unicode MS2" style:font-size-complex="36pt" style:font-style-complex="normal" style:font-weight-complex="normal" style:text-emphasize="none" style:font-relief="none" style:text-overline-style="none" style:text-overline-color="font-color"/>
    </style:style>
    <style:style style:name="T29" style:family="text">
      <style:text-properties fo:color="#3465a4" fo:font-size="36pt" style:font-size-asian="36pt" style:font-size-complex="36pt"/>
    </style:style>
    <style:style style:name="T30" style:family="text">
      <style:text-properties fo:color="#00a933" fo:font-size="36pt" style:font-size-asian="36pt" style:font-size-complex="36pt"/>
    </style:style>
    <style:style style:name="T31" style:family="text">
      <style:text-properties fo:color="#0000ff"/>
    </style:style>
    <style:style style:name="T32" style:family="text">
      <style:text-properties fo:color="#000000"/>
    </style:style>
    <style:style style:name="T33" style:family="text">
      <style:text-properties fo:color="#000000" fo:font-size="40pt" fo:font-weight="bold" style:font-size-asian="40pt" style:font-weight-asian="bold" style:font-size-complex="40pt" style:font-weight-complex="bold"/>
    </style:style>
    <style:style style:name="T34" style:family="text">
      <style:text-properties fo:font-size="48pt" style:font-size-asian="48pt" style:font-size-complex="48pt"/>
    </style:style>
    <style:style style:name="T35" style:family="text">
      <style:text-properties fo:color="#3333ff"/>
    </style:style>
    <style:style style:name="T36" style:family="text">
      <style:text-properties fo:font-size="24pt" style:font-size-asian="24pt" style:font-size-complex="24pt"/>
    </style:style>
    <style:style style:name="T37" style:family="text">
      <style:text-properties fo:color="#3333ff" fo:font-size="40pt" style:font-size-asian="40pt" style:font-size-complex="40pt"/>
    </style:style>
    <style:style style:name="T38" style:family="text">
      <style:text-properties fo:font-size="40pt" style:font-size-asian="40pt" style:font-size-complex="40pt"/>
    </style:style>
    <style:style style:name="T39" style:family="text">
      <style:text-properties fo:color="#3333ff" fo:font-size="44pt" style:font-size-asian="44pt" style:font-size-complex="44pt"/>
    </style:style>
    <style:style style:name="T40" style:family="text">
      <style:text-properties fo:font-size="44pt" style:font-size-asian="44pt" style:font-size-complex="44pt"/>
    </style:style>
    <style:style style:name="T41" style:family="text">
      <style:text-properties fo:font-size="20pt" style:font-size-asian="20pt" style:font-size-complex="20pt"/>
    </style:style>
    <style:style style:name="T42"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63cm" svg:x="1.399cm" svg:y="0.626cm" presentation:class="title">
          <draw:text-box>
            <text:p><text:span text:style-name="T1">Application, Process and Thread</text:span></text:p>
          </draw:text-box>
        </draw:frame>
        <draw:frame presentation:style-name="pr2" draw:text-style-name="P4" draw:layer="layout" svg:width="25.199cm" svg:height="9.134cm" svg:x="1.399cm" svg:y="3.684cm" presentation:class="outline" presentation:user-transformed="true">
          <draw:text-box>
            <text:list text:style-name="L1">
              <text:list-item>
                <text:p xml:id="id5" text:id="id5" text:style-name="P2"><text:span text:style-name="T2">Application</text:span></text:p>
                <text:list>
                  <text:list-item>
                    <text:list>
                      <text:list-header>
                        <text:p><text:span text:style-name="T3">is a combination of data and instructions which performs a specific task</text:span></text:p>
                      </text:list-header>
                    </text:list>
                  </text:list-item>
                </text:list>
              </text:list-item>
            </text:list>
            <text:p text:style-name="P3"><text:span text:style-name="T3"/></text:p>
            <text:list text:continue-numbering="true" text:style-name="L1">
              <text:list-item>
                <text:p text:style-name="P2"><text:span text:style-name="T2">Process</text:span></text:p>
                <text:list>
                  <text:list-item>
                    <text:list>
                      <text:list-header>
                        <text:p><text:span text:style-name="T3">is loaded application in RAM or </text:span><text:span text:style-name="T4">instance of a computer </text:span><text:span text:style-name="T5">program</text:span></text:p>
                      </text:list-header>
                    </text:list>
                  </text:list-item>
                </text:list>
                <text:p text:style-name="P2"><text:span text:style-name="T5"/></text:p>
              </text:list-item>
              <text:list-item>
                <text:p text:style-name="P2"><text:span text:style-name="T2">Execution Thread</text:span></text:p>
                <text:list>
                  <text:list-item>
                    <text:list>
                      <text:list-header>
                        <text:p><text:span text:style-name="T3">is part of the process that executes machine instructions</text:span></text:p>
                      </text:list-header>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3.439cm" svg:x="1.399cm" svg:y="0.222cm" presentation:class="title" presentation:user-transformed="true">
          <draw:text-box>
            <text:p><text:span text:style-name="T1">Application, Process and Thread</text:span><text:span text:style-name="T1"><text:line-break/></text:span><text:span text:style-name="T1">in Java</text:span></text:p>
          </draw:text-box>
        </draw:frame>
        <draw:frame presentation:style-name="pr2" draw:text-style-name="P4" draw:layer="layout" svg:width="25.199cm" svg:height="9.134cm" svg:x="1.399cm" svg:y="3.684cm" presentation:class="outline" presentation:user-transformed="true">
          <draw:text-box>
            <text:list text:style-name="L1">
              <text:list-item>
                <text:p xml:id="id6" text:id="id6" text:style-name="P2"><text:span text:style-name="T2">Application</text:span></text:p>
                <text:list>
                  <text:list-item>
                    <text:list>
                      <text:list-header>
                        <text:p><text:span text:style-name="T3">application is a combination of JVM and compiled Java classes</text:span></text:p>
                      </text:list-header>
                    </text:list>
                  </text:list-item>
                </text:list>
              </text:list-item>
            </text:list>
            <text:p text:style-name="P3"><text:span text:style-name="T3"/></text:p>
            <text:list text:continue-numbering="true" text:style-name="L1">
              <text:list-item>
                <text:p text:style-name="P2"><text:span text:style-name="T2">Process</text:span></text:p>
                <text:list>
                  <text:list-item>
                    <text:list>
                      <text:list-header>
                        <text:p><text:span text:style-name="T6">loaded JVM with loaded application’s classes in memory</text:span></text:p>
                      </text:list-header>
                    </text:list>
                  </text:list-item>
                </text:list>
                <text:p text:style-name="P2"><text:span text:style-name="T5"/></text:p>
              </text:list-item>
              <text:list-item>
                <text:p text:style-name="P2"><text:span text:style-name="T2">Execution Thread</text:span></text:p>
                <text:list>
                  <text:list-item>
                    <text:list>
                      <text:list-header>
                        <text:p><text:span text:style-name="T3">a Main thread that is started by JVM and execute code of the main method of a Java application and can create and start child threads</text:span></text:p>
                      </text:list-header>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1">
          <office:forms form:automatic-focus="false" form:apply-design-mode="false"/>
          <draw:page-thumbnail draw:style-name="gr1"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63cm" svg:x="1.399cm" svg:y="0.626cm" presentation:class="title">
          <draw:text-box>
            <text:p><text:span text:style-name="T1">Java Basics</text:span></text:p>
          </draw:text-box>
        </draw:frame>
        <draw:frame presentation:style-name="pr2" draw:text-style-name="P4" draw:layer="layout" svg:width="25.199cm" svg:height="9.134cm" svg:x="1.399cm" svg:y="3.684cm" presentation:class="outline" presentation:user-transformed="true">
          <draw:text-box>
            <text:list text:style-name="L1">
              <text:list-item>
                <text:p xml:id="id7" text:id="id7" text:style-name="P2"><text:span text:style-name="T2">Difference among class/static class/inner class/interface</text:span></text:p>
              </text:list-item>
              <text:list-item>
                <text:p xml:id="id8" text:id="id8" text:style-name="P2"><text:span text:style-name="T2">Methods declaration and static methods</text:span></text:p>
              </text:list-item>
              <text:list-item>
                <text:p xml:id="id9" text:id="id9" text:style-name="P2"><text:span text:style-name="T2">Final and static fields</text:span></text:p>
              </text:list-item>
              <text:list-item>
                <text:p xml:id="id10" text:id="id10" text:style-name="P2"><text:span text:style-name="T2">Functional interface and lambda functions</text:span></text:p>
              </text:list-item>
              <text:list-item>
                <text:p xml:id="id11" text:id="id11" text:style-name="P2"><text:span text:style-name="T2">Basics of Streams API</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seq>
        </anim:par>
        <presentation:notes draw:style-name="dp1">
          <office:forms form:automatic-focus="false" form:apply-design-mode="false"/>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6" draw:layer="layout" svg:width="25.199cm" svg:height="2.63cm" svg:x="1.399cm" svg:y="0.626cm" presentation:class="title">
          <draw:text-box>
            <text:p text:style-name="P2"><text:span text:style-name="T7">Environment</text:span></text:p>
          </draw:text-box>
        </draw:frame>
        <draw:frame presentation:style-name="pr2" draw:text-style-name="P7" draw:layer="layout" svg:width="25.199cm" svg:height="10.709cm" svg:x="1.399cm" svg:y="3.684cm" presentation:class="outline" presentation:user-transformed="true">
          <draw:text-box>
            <text:list text:style-name="L3">
              <text:list-item>
                <text:p xml:id="id12" text:id="id12"><text:span text:style-name="T8">Java 8 Oracle</text:span><text:span text:style-name="T9">JDK or OpenJDK</text:span></text:p>
              </text:list-item>
              <text:list-item>
                <text:p xml:id="id13" text:id="id13"><text:span text:style-name="T9">IntelliJ IDEA or any other Java IDE</text:span></text:p>
              </text:list-item>
              <text:list-item>
                <text:p xml:id="id14" text:id="id14"><text:span text:style-name="T9">Maven</text:span></text:p>
              </text:list-item>
              <text:list-item>
                <text:p xml:id="id15" text:id="id15"><text:span text:style-name="T9">Any OS which supports Java (Windows/ Mac/ Linux)</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text-style-name="P8" draw:layer="layout" svg:width="16.799cm" svg:height="13.364cm" svg:x="2.1cm" svg:y="14.107cm" presentation:class="notes" presentation:placeholder="true">
            <draw:text-box/>
          </draw:frame>
        </presentation:notes>
      </draw:page>
      <draw:page draw:name="page5" draw:style-name="dp1" draw:master-page-name="Default" presentation:presentation-page-layout-name="AL2T0">
        <office:forms form:automatic-focus="false" form:apply-design-mode="false"/>
        <draw:line draw:style-name="gr2" draw:text-style-name="P9" draw:layer="layout" svg:x1="2.151cm" svg:y1="6.929cm" svg:x2="27.07cm" svg:y2="6.85cm">
          <text:p/>
        </draw:line>
        <draw:line draw:style-name="gr2" draw:text-style-name="P9" draw:layer="layout" svg:x1="2.139cm" svg:y1="10.303cm" svg:x2="27.07cm" svg:y2="10.278cm">
          <text:p/>
        </draw:line>
        <draw:frame draw:style-name="gr3" draw:text-style-name="P11" xml:id="id18" draw:id="id18" draw:layer="layout" svg:width="2.624cm" svg:height="0.962cm" svg:x="16.968cm" svg:y="9.571cm">
          <draw:text-box>
            <text:p text:style-name="P10"><text:span text:style-name="T10">Read A</text:span></text:p>
          </draw:text-box>
        </draw:frame>
        <draw:custom-shape draw:style-name="gr4" draw:text-style-name="P12" xml:id="id19" draw:id="id19" draw:layer="layout" svg:width="0.381cm" svg:height="0.285cm" svg:x="18.03cm" svg:y="10.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3" draw:layer="layout" svg:width="4.536cm" svg:height="0.962cm" svg:x="0.507cm" svg:y="7.135cm">
          <draw:text-box>
            <text:p text:style-name="P10"><text:span text:style-name="T11">Thread 1 start</text:span></text:p>
          </draw:text-box>
        </draw:frame>
        <draw:custom-shape draw:style-name="gr6" draw:text-style-name="P14" draw:layer="layout" svg:width="0.381cm" svg:height="0.285cm" svg:x="2.03cm" svg:y="6.8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3" draw:layer="layout" svg:width="4.536cm" svg:height="0.962cm" svg:x="0.508cm" svg:y="10.435cm">
          <draw:text-box>
            <text:p text:style-name="P10"><text:span text:style-name="T11">Thread 2 start</text:span></text:p>
          </draw:text-box>
        </draw:frame>
        <draw:custom-shape draw:style-name="gr6" draw:text-style-name="P14" draw:layer="layout" svg:width="0.381cm" svg:height="0.285cm" svg:x="2.03cm" svg:y="10.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5" draw:layer="layout" svg:width="4.531cm" svg:height="0.962cm" svg:x="5.095cm" svg:y="7.034cm">
          <draw:text-box>
            <text:p xml:id="id23" text:id="id23" text:style-name="P10"><text:span text:style-name="T12">Monitor 1 lock</text:span></text:p>
          </draw:text-box>
        </draw:frame>
        <draw:custom-shape draw:style-name="gr8" draw:text-style-name="P16" xml:id="id1" draw:id="id1" draw:layer="layout" svg:width="0.381cm" svg:height="0.285cm" svg:x="6.93cm" svg:y="6.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5" xml:id="id20" draw:id="id20" draw:layer="layout" svg:width="5.247cm" svg:height="0.962cm" svg:x="13.895cm" svg:y="6.884cm">
          <draw:text-box>
            <text:p text:style-name="P10"><text:span text:style-name="T12">Monitor 1 unlock</text:span></text:p>
          </draw:text-box>
        </draw:frame>
        <draw:custom-shape draw:style-name="gr10" draw:text-style-name="P16" xml:id="id2" draw:id="id2" draw:layer="layout" svg:width="0.381cm" svg:height="0.285cm" svg:x="13.43cm" svg:y="6.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5" xml:id="id24" draw:id="id24" draw:layer="layout" svg:width="4.531cm" svg:height="0.962cm" svg:x="10.496cm" svg:y="10.335cm">
          <draw:text-box>
            <text:p text:style-name="P10"><text:span text:style-name="T12">Monitor 1 lock</text:span></text:p>
          </draw:text-box>
        </draw:frame>
        <draw:custom-shape draw:style-name="gr8" draw:text-style-name="P16" xml:id="id3" draw:id="id3" draw:layer="layout" svg:width="0.381cm" svg:height="0.285cm" svg:x="14.731cm" svg:y="10.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5" draw:layer="layout" svg:width="5.247cm" svg:height="0.962cm" svg:x="21.396cm" svg:y="10.41cm">
          <draw:text-box>
            <text:p xml:id="id27" text:id="id27" text:style-name="P10"><text:span text:style-name="T12">Monitor 1 unlock</text:span></text:p>
          </draw:text-box>
        </draw:frame>
        <draw:custom-shape draw:style-name="gr10" draw:text-style-name="P16" xml:id="id4" draw:id="id4" draw:layer="layout" svg:width="0.381cm" svg:height="0.285cm" svg:x="21.131cm" svg:y="10.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7" xml:id="id28" draw:id="id28" draw:layer="layout" svg:x1="13.608cm" svg:y1="6.944cm" svg:x2="14.87cm" svg:y2="10.278cm">
          <text:p/>
        </draw:line>
        <draw:frame draw:style-name="gr12" draw:text-style-name="P11" xml:id="id30" draw:id="id30" draw:layer="layout" svg:width="2.62cm" svg:height="0.962cm" svg:x="2.795cm" svg:y="6.209cm">
          <draw:text-box>
            <text:p text:style-name="P10"><text:span text:style-name="T10">Write B</text:span></text:p>
          </draw:text-box>
        </draw:frame>
        <draw:custom-shape draw:style-name="gr4" draw:text-style-name="P12" xml:id="id31" draw:id="id31" draw:layer="layout" svg:width="0.381cm" svg:height="0.285cm" svg:x="3.73cm" svg:y="6.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1" xml:id="id16" draw:id="id16" draw:layer="layout" svg:width="2.582cm" svg:height="0.962cm" svg:x="9.195cm" svg:y="6.209cm">
          <draw:text-box>
            <text:p text:style-name="P10"><text:span text:style-name="T10">Write A</text:span></text:p>
          </draw:text-box>
        </draw:frame>
        <draw:custom-shape draw:style-name="gr4" draw:text-style-name="P12" xml:id="id17" draw:id="id17" draw:layer="layout" svg:width="0.381cm" svg:height="0.285cm" svg:x="10.23cm" svg:y="6.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1" xml:id="id32" draw:id="id32" draw:layer="layout" svg:width="2.663cm" svg:height="0.962cm" svg:x="22.695cm" svg:y="9.585cm">
          <draw:text-box>
            <text:p text:style-name="P10"><text:span text:style-name="T10">Read B</text:span></text:p>
          </draw:text-box>
        </draw:frame>
        <draw:custom-shape draw:style-name="gr4" draw:text-style-name="P12" xml:id="id33" draw:id="id33" draw:layer="layout" svg:width="0.381cm" svg:height="0.285cm" svg:x="23.63cm" svg:y="10.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15" xml:id="id29" draw:id="id29" draw:layer="layout" svg:width="10.478cm" svg:height="0.962cm" svg:x="14.196cm" svg:y="8.31cm">
          <draw:text-box>
            <text:p text:style-name="P10"><text:span text:style-name="T12">happens-before edge / relationship</text:span></text:p>
          </draw:text-box>
        </draw:frame>
        <draw:connector draw:style-name="gr16" draw:text-style-name="P16" xml:id="id21" draw:id="id21" draw:layer="layout" draw:line-skew="-1.476cm" svg:x1="7.121cm" svg:y1="6.809cm" svg:x2="13.621cm" svg:y2="6.809cm" draw:start-shape="id1" draw:start-glue-point="4" draw:end-shape="id2" draw:end-glue-point="4" svg:d="M7121 6809v-1978h6500v1978" svg:viewBox="0 0 6501 1979">
          <text:p/>
        </draw:connector>
        <draw:connector draw:style-name="gr16" draw:text-style-name="P16" xml:id="id25" draw:id="id25" draw:layer="layout" draw:line-skew="1.529cm" svg:x1="14.922cm" svg:y1="10.47cm" svg:x2="21.322cm" svg:y2="10.47cm" draw:start-shape="id3" draw:start-glue-point="8" draw:end-shape="id4" draw:end-glue-point="8" svg:d="M14922 10470v2030h6400v-2030" svg:viewBox="0 0 6401 2031">
          <text:p/>
        </draw:connector>
        <draw:frame draw:style-name="gr17" draw:text-style-name="P15" xml:id="id22" draw:id="id22" draw:layer="layout" svg:width="4.312cm" svg:height="0.962cm" svg:x="8.095cm" svg:y="4.559cm">
          <draw:text-box>
            <text:p text:style-name="P10"><text:span text:style-name="T12">synchronized</text:span></text:p>
          </draw:text-box>
        </draw:frame>
        <draw:frame draw:style-name="gr17" draw:text-style-name="P15" draw:layer="layout" svg:width="4.312cm" svg:height="0.962cm" svg:x="15.895cm" svg:y="11.984cm">
          <draw:text-box>
            <text:p xml:id="id26" text:id="id26" text:style-name="P10"><text:span text:style-name="T12">synchronized</text:span></text:p>
          </draw:text-box>
        </draw:frame>
        <draw:frame presentation:style-name="pr4" draw:text-style-name="P18" draw:layer="layout" svg:width="25.199cm" svg:height="2.63cm" svg:x="1.401cm" svg:y="0.626cm" presentation:class="title" presentation:user-transformed="true">
          <draw:text-box>
            <text:p><text:span text:style-name="T13">Happens-Before Relationship</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presentation:group-id="0">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presentation:group-id="1">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0">
        <office:forms form:automatic-focus="false" form:apply-design-mode="false"/>
        <draw:frame presentation:style-name="pr5" draw:text-style-name="P21" draw:layer="layout" svg:width="25.199cm" svg:height="12.756cm" svg:x="1.399cm" svg:y="2.348cm" presentation:class="subtitle" presentation:user-transformed="true">
          <draw:text-box>
            <text:list text:style-name="L1">
              <text:list-item>
                <text:p xml:id="id34" text:id="id34" text:style-name="P19"><text:span text:style-name="T14">AtomicBoolean, AtomicInteger, AtomicLong</text:span><text:span text:style-name="T15"> - a value that may be updated atomically.</text:span></text:p>
              </text:list-item>
              <text:list-item>
                <text:p xml:id="id35" text:id="id35" text:style-name="P20"><text:span text:style-name="T14">AtomicIntegerArray, AtomicLongArray</text:span><text:span text:style-name="T15"> - an int or long array in which elements may be updated atomically.</text:span></text:p>
              </text:list-item>
              <text:list-item>
                <text:p xml:id="id36" text:id="id36" text:style-name="P20"><text:span text:style-name="T14">AtomicReference&lt;V&gt;</text:span><text:span text:style-name="T15"> - an object reference that may be updated atomically.</text:span></text:p>
              </text:list-item>
              <text:list-item>
                <text:p xml:id="id37" text:id="id37" text:style-name="P20"><text:span text:style-name="T14">AtomicStampedReference&lt;V&gt;</text:span><text:span text:style-name="T15"> - An AtomicStampedReference maintains an object reference along with an integer "stamp", that can be updated atomically.</text:span></text:p>
              </text:list-item>
              <text:list-item>
                <text:p xml:id="id38" text:id="id38" text:style-name="P20"><text:span text:style-name="T14">AtomicMarkableReference&lt;V&gt;</text:span><text:span text:style-name="T15"> - an AtomicMarkableReference maintains an object reference along with a mark bit, that can be updated atomically.</text:span></text:p>
              </text:list-item>
              <text:list-item>
                <text:p xml:id="id39" text:id="id39" text:style-name="P20"><text:span text:style-name="T14">AtomicReferenceArray&lt;E&gt;</text:span><text:span text:style-name="T15"><text:tab/></text:span><text:span text:style-name="T15">- an array of object references in which elements may be updated atomically.</text:span></text:p>
              </text:list-item>
              <text:list-item>
                <text:p xml:id="id40" text:id="id40" text:style-name="P20"><text:span text:style-name="T14">AtomicIntegerFieldUpdater&lt;T&gt;, AtomicLongFieldUpdater&lt;T&gt; </text:span><text:span text:style-name="T15">- <text:s/>a reflection-based utility that enables atomic updates to designated volatile int fields of designated classes.</text:span></text:p>
              </text:list-item>
              <text:list-item>
                <text:p xml:id="id41" text:id="id41" text:style-name="P20"><text:span text:style-name="T14">AtomicReferenceFieldUpdater&lt;T,V&gt;</text:span><text:span text:style-name="T15"> - a reflection-based utility that enables atomic updates to designated volatile reference fields of designated classes.</text:span></text:p>
              </text:list-item>
            </text:list>
          </draw:text-box>
        </draw:frame>
        <draw:frame presentation:style-name="pr4" draw:text-style-name="P18" draw:layer="layout" svg:width="25.199cm" svg:height="2.63cm" svg:x="1.399cm" svg:y="-0.185cm" presentation:class="title" presentation:user-transformed="true">
          <draw:text-box>
            <text:p><text:span text:style-name="T13">Atomic Variabl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Default" presentation:presentation-page-layout-name="AL2T0">
        <office:forms form:automatic-focus="false" form:apply-design-mode="false"/>
        <draw:frame presentation:style-name="pr6" draw:text-style-name="P23" draw:layer="layout" svg:width="23.805cm" svg:height="12.144cm" svg:x="2.794cm" svg:y="2.915cm" presentation:class="subtitle" presentation:user-transformed="true">
          <draw:text-box>
            <text:list text:style-name="L4">
              <text:list-item>
                <text:p xml:id="id42" text:id="id42" text:style-name="P22"><text:span text:style-name="T16">Process and Thread</text:span></text:p>
              </text:list-item>
              <text:list-item>
                <text:p xml:id="id43" text:id="id43" text:style-name="P22"><text:span text:style-name="T16">Thread start, stop and join methods </text:span></text:p>
              </text:list-item>
              <text:list-item>
                <text:p xml:id="id44" text:id="id44" text:style-name="P22"><text:span text:style-name="T16">Daemon Threads</text:span></text:p>
              </text:list-item>
              <text:list-item>
                <text:p xml:id="id45" text:id="id45" text:style-name="P22"><text:span text:style-name="T16">Synchronized keyword</text:span></text:p>
              </text:list-item>
              <text:list-item>
                <text:p xml:id="id46" text:id="id46" text:style-name="P22"><text:span text:style-name="T16">Happens-before relationship </text:span></text:p>
              </text:list-item>
              <text:list-item>
                <text:p xml:id="id47" text:id="id47" text:style-name="P22"><text:span text:style-name="T16">Volatile variables </text:span></text:p>
              </text:list-item>
              <text:list-item>
                <text:p xml:id="id48" text:id="id48" text:style-name="P22"><text:span text:style-name="T16">Atomic variables</text:span></text:p>
              </text:list-item>
              <text:list-item>
                <text:p xml:id="id49" text:id="id49" text:style-name="P22"><text:span text:style-name="T16">Compare-And-Set operations</text:span></text:p>
              </text:list-item>
              <text:list-item>
                <text:p xml:id="id50" text:id="id50" text:style-name="P22"><text:span text:style-name="T16">Wait/Notify construction</text:span></text:p>
              </text:list-item>
              <text:list-item>
                <text:p xml:id="id51" text:id="id51" text:style-name="P22"><text:span text:style-name="T16">ThreadLocal variables</text:span></text:p>
              </text:list-item>
            </text:list>
          </draw:text-box>
        </draw:frame>
        <draw:frame presentation:style-name="pr4" draw:text-style-name="P18" draw:layer="layout" svg:width="25.199cm" svg:height="2.63cm" svg:x="1.4cm" svg:y="0.626cm" presentation:class="title" presentation:user-transformed="true">
          <draw:text-box>
            <text:p><text:span text:style-name="T13">First Section Resul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4" draw:text-style-name="P18" draw:layer="layout" svg:width="25.199cm" svg:height="2.63cm" svg:x="1.399cm" svg:y="0.626cm" presentation:class="title" presentation:user-transformed="true">
          <draw:text-box>
            <text:p><text:span text:style-name="T13">Advantages of Multithreading</text:span></text:p>
          </draw:text-box>
        </draw:frame>
        <draw:frame presentation:style-name="pr7" draw:text-style-name="P25" draw:layer="layout" svg:width="23.805cm" svg:height="13.101cm" svg:x="2.794cm" svg:y="2.285cm">
          <draw:text-box>
            <text:list text:style-name="L4">
              <text:list-item>
                <text:p xml:id="id52" text:id="id52" text:style-name="P24"><text:span text:style-name="T17">Can split work among different threads</text:span></text:p>
              </text:list-item>
              <text:list-item>
                <text:p xml:id="id53" text:id="id53" text:style-name="P24"><text:span text:style-name="T17">Higher throughput</text:span></text:p>
              </text:list-item>
              <text:list-item>
                <text:p xml:id="id54" text:id="id54" text:style-name="P24"><text:span text:style-name="T17">Lower latency</text:span></text:p>
              </text:list-item>
              <text:list-item>
                <text:p xml:id="id55" text:id="id55" text:style-name="P24"><text:span text:style-name="T17">More responsive application</text:span></text:p>
              </text:list-item>
              <text:list-item>
                <text:p xml:id="id56" text:id="id56" text:style-name="P24"><text:span text:style-name="T17">Easy to create, start, interrupt and join a thread</text:span></text:p>
              </text:list-item>
              <text:list-item>
                <text:p xml:id="id57" text:id="id57" text:style-name="P24"><text:span text:style-name="T17">Simple constructions: synchronized, volatile, atomics and wait/notify method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4" draw:text-style-name="P26" draw:layer="layout" svg:width="25.199cm" svg:height="2.63cm" svg:x="1.399cm" svg:y="0.626cm" presentation:class="title" presentation:user-transformed="true">
          <draw:text-box>
            <text:p><text:span text:style-name="T13">Disadvantages of Multithreading </text:span></text:p>
          </draw:text-box>
        </draw:frame>
        <draw:frame presentation:style-name="pr8" draw:text-style-name="P25" draw:layer="layout" svg:width="23.805cm" svg:height="12.129cm" svg:x="2.794cm" svg:y="3.256cm">
          <draw:text-box>
            <text:list text:style-name="L4">
              <text:list-item>
                <text:p xml:id="id58" text:id="id58" text:style-name="P24"><text:span text:style-name="T17">Understanding of happens-before relationship and visibility of operations</text:span></text:p>
              </text:list-item>
              <text:list-item>
                <text:p xml:id="id59" text:id="id59" text:style-name="P24"><text:span text:style-name="T17">Data-race, race-condition, live-lock, starvation and other concurrent bugs</text:span></text:p>
              </text:list-item>
              <text:list-item>
                <text:p xml:id="id60" text:id="id60" text:style-name="P24"><text:span text:style-name="T17">IDE doesn't highlight concurrent bugs</text:span></text:p>
              </text:list-item>
              <text:list-item>
                <text:p xml:id="id61" text:id="id61" text:style-name="P24"><text:span text:style-name="T17">Bugs which are not reproducible and hardly explainable</text:span></text:p>
              </text:list-item>
              <text:list-item>
                <text:p xml:id="id62" text:id="id62" text:style-name="P24"><text:span text:style-name="T17">Requires a lot of mental efforts and attention from a develop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4" draw:text-style-name="P26" draw:layer="layout" svg:width="25.199cm" svg:height="2.63cm" svg:x="1.399cm" svg:y="0.626cm" presentation:class="title" presentation:user-transformed="true">
          <draw:text-box>
            <text:p><text:span text:style-name="T13">java.util.concurrent package </text:span></text:p>
          </draw:text-box>
        </draw:frame>
        <draw:frame presentation:style-name="pr9" draw:text-style-name="P28" draw:layer="layout" svg:width="23.805cm" svg:height="12.129cm" svg:x="2.794cm" svg:y="3.256cm">
          <draw:text-box>
            <text:list text:style-name="L4">
              <text:list-item>
                <text:p xml:id="id63" text:id="id63" text:style-name="P27"><text:span text:style-name="T17">Atomics – AtomicInteger, AtomicLong, AtomicReference and others</text:span></text:p>
              </text:list-item>
              <text:list-item>
                <text:p xml:id="id64" text:id="id64" text:style-name="P27"><text:span text:style-name="T17">Locks – Reentranlock, ReentrantReadWriteLock, Condition variables</text:span></text:p>
              </text:list-item>
              <text:list-item>
                <text:p xml:id="id65" text:id="id65" text:style-name="P27"><text:span text:style-name="T17">Advanced synchronization primitives - Semaphores, CountDownLatch, CyclicBarrier, Exchanger</text:span></text:p>
              </text:list-item>
              <text:list-item>
                <text:p xml:id="id66" text:id="id66" text:style-name="P27"><text:span text:style-name="T17">Concurrent Collection</text:span></text:p>
              </text:list-item>
              <text:list-item>
                <text:p xml:id="id67" text:id="id67" text:style-name="P27"><text:span text:style-name="T17">Executors</text:span></text:p>
              </text:list-item>
              <text:list-item>
                <text:p xml:id="id68" text:id="id68" text:style-name="P27"><text:span text:style-name="T17">CompletableFutur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8"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4" draw:text-style-name="P18" draw:layer="layout" svg:width="25.199cm" svg:height="2.63cm" svg:x="1.399cm" svg:y="0.626cm" presentation:class="title" presentation:user-transformed="true">
          <draw:text-box>
            <text:p><text:span text:style-name="T18">BlockingQueue implementations</text:span></text:p>
          </draw:text-box>
        </draw:frame>
        <draw:frame presentation:style-name="pr2" draw:text-style-name="P29" draw:layer="layout" svg:width="25.199cm" svg:height="11.174cm" svg:x="1.4cm" svg:y="3.684cm" presentation:class="outline" presentation:user-transformed="true">
          <draw:text-box>
            <text:list text:style-name="L3">
              <text:list-header>
                <text:p><text:span text:style-name="T19">ArrayBlockingQueue</text:span><text:span text:style-name="T20"> - a bounded blocking queue backed by an array. This queue orders elements FIFO (first-in-first-out). The head of the queue is that element that has been on the queue the longest time. The tail of the queue is that element that has been on the queue the shortest time. New elements are inserted at the tail of the queue, and the queue retrieval operations obtain elements at the head of the queue.</text:span></text:p>
                <text:p><text:span text:style-name="T20">This is a classic "bounded buffer", in which a fixed-sized array holds elements inserted by producers and extracted by consumers. Once created, the capacity cannot be changed. Attempts to put an element into a full queue will result in the operation blocking; attempts to take an element from an empty queue will similarly block.</text:span></text:p>
              </text:list-header>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4" draw:text-style-name="P18" draw:layer="layout" svg:width="25.199cm" svg:height="2.63cm" svg:x="1.399cm" svg:y="0.626cm" presentation:class="title" presentation:user-transformed="true">
          <draw:text-box>
            <text:p><text:span text:style-name="T18">BlockingQueue implementations</text:span></text:p>
          </draw:text-box>
        </draw:frame>
        <draw:frame presentation:style-name="pr2" draw:text-style-name="P30" draw:layer="layout" svg:width="25.199cm" svg:height="11.174cm" svg:x="1.399cm" svg:y="3.684cm" presentation:class="outline" presentation:user-transformed="true">
          <draw:text-box>
            <text:list text:style-name="L3">
              <text:list-header>
                <text:p><text:span text:style-name="T19">LinkedBlockingQueue</text:span><text:span text:style-name="T20"> - an optionally-bounded blocking queue based on linked nodes. This queue orders elements FIFO (first-in-first-out). The head of the queue is that element that has been on the queue the longest time. </text:span></text:p>
                <text:p><text:span text:style-name="T20">The tail of the queue is that element that has been on the queue the shortest time. New elements are inserted at the tail of the queue, and the queue retrieval operations obtain elements at the head of the queue. </text:span></text:p>
                <text:p><text:span text:style-name="T20">Linked queues typically have higher throughput than array-based queues but less predictable performance in most concurrent applications.</text:span></text:p>
              </text:list-header>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4" draw:text-style-name="P18" draw:layer="layout" svg:width="25.199cm" svg:height="2.63cm" svg:x="1.399cm" svg:y="0.626cm" presentation:class="title" presentation:user-transformed="true">
          <draw:text-box>
            <text:p><text:span text:style-name="T18">BlockingQueue implementations</text:span></text:p>
          </draw:text-box>
        </draw:frame>
        <draw:frame presentation:style-name="pr2" draw:text-style-name="P29" draw:layer="layout" svg:width="25.199cm" svg:height="10.221cm" svg:x="1.399cm" svg:y="3.684cm" presentation:class="outline" presentation:user-transformed="true">
          <draw:text-box>
            <text:list text:style-name="L3">
              <text:list-header>
                <text:p><text:span text:style-name="T19">PriorityBlockingQueue</text:span><text:span text:style-name="T20"> - an unbounded blocking queue that uses the same ordering rules as class PriorityQueue and supplies blocking retrieval operations.</text:span></text:p>
                <text:p><text:span text:style-name="T20">While this queue is logically unbounded, attempted additions may fail due to resource exhaustion (causing OutOfMemoryError). </text:span></text:p>
                <text:p><text:span text:style-name="T20">This class does not permit null elements.</text:span></text:p>
                <text:p><text:span text:style-name="T20">A priority queue relying on natural ordering also does not permit insertion of non-comparable objects (doing so results in ClassCastException).</text:span></text:p>
              </text:list-header>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text-style-name="P8"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4" draw:text-style-name="P18" draw:layer="layout" svg:width="25.199cm" svg:height="2.63cm" svg:x="1.399cm" svg:y="0.626cm" presentation:class="title" presentation:user-transformed="true">
          <draw:text-box>
            <text:p><text:span text:style-name="T18">BlockingQueue implementations</text:span></text:p>
          </draw:text-box>
        </draw:frame>
        <draw:frame presentation:style-name="pr2" draw:text-style-name="P29" draw:layer="layout" svg:width="25.199cm" svg:height="10.412cm" svg:x="1.399cm" svg:y="3.684cm" presentation:class="outline" presentation:user-transformed="true">
          <draw:text-box>
            <text:list text:style-name="L3">
              <text:list-header>
                <text:p><text:span text:style-name="T19">DelayQueue</text:span><text:span text:style-name="T20"> - an unbounded blocking queue of Delayed elements, in which an element can only be taken when its delay has expired. </text:span></text:p>
                <text:p><text:span text:style-name="T20">The head of the queue is that Delayed element whose delay expired furthest in the past. If no delay has expired there is no head and poll will return null.</text:span></text:p>
                <text:p><text:span text:style-name="T20">Expiration occurs when an element's getDelay(TimeUnit.NANOSECONDS) method returns a value less than or equal to zero. Even though unexpired elements cannot be removed using take or poll, they are otherwise treated as normal elements. For example, the size method returns the count of both expired and unexpired elements.</text:span></text:p>
                <text:p><text:span text:style-name="T20">This queue does not permit null elements.</text:span></text:p>
              </text:list-header>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4" draw:text-style-name="P18" draw:layer="layout" svg:width="25.199cm" svg:height="2.63cm" svg:x="1.399cm" svg:y="0.626cm" presentation:class="title" presentation:user-transformed="true">
          <draw:text-box>
            <text:p><text:span text:style-name="T18">BlockingQueue implementations</text:span></text:p>
          </draw:text-box>
        </draw:frame>
        <draw:frame presentation:style-name="pr2" draw:text-style-name="P29" draw:layer="layout" svg:width="25.199cm" svg:height="10.412cm" svg:x="1.399cm" svg:y="3.684cm" presentation:class="outline" presentation:user-transformed="true">
          <draw:text-box>
            <text:list text:style-name="L3">
              <text:list-header>
                <text:p><text:span text:style-name="T19">SynchronousQueue</text:span><text:span text:style-name="T20"> - a blocking queue in which each insert operation must wait for a corresponding remove operation by another thread, and vice versa. </text:span></text:p>
                <text:p><text:span text:style-name="T20">A synchronous queue does not have any internal capacity, not even a capacity of one. You cannot peek at a synchronous queue because an element is only present when you try to remove it; you cannot insert an element (using any method) unless another thread is trying to remove it; you cannot iterate as there is nothing to iterate. </text:span></text:p>
                <text:p><text:span text:style-name="T20">The head of the queue is the element that the first queued inserting thread is trying to add to the queue; if there is no such queued thread then no element is available for removal and poll() will return null. </text:span></text:p>
                <text:p><text:span text:style-name="T20">For purposes of other Collection methods (for example contains), a SynchronousQueue acts as an empty collection. This queue does not permit null elements.</text:span></text:p>
              </text:list-header>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3" draw:text-style-name="P8"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4" draw:text-style-name="P18" draw:layer="layout" svg:width="25.199cm" svg:height="2.63cm" svg:x="1.399cm" svg:y="0.626cm" presentation:class="title" presentation:user-transformed="true">
          <draw:text-box>
            <text:p><text:span text:style-name="T18">BlockingQueue implementations</text:span></text:p>
          </draw:text-box>
        </draw:frame>
        <draw:frame presentation:style-name="pr2" draw:text-style-name="P29" draw:layer="layout" svg:width="25.199cm" svg:height="10.412cm" svg:x="1.399cm" svg:y="3.684cm" presentation:class="outline" presentation:user-transformed="true">
          <draw:text-box>
            <text:list text:style-name="L3">
              <text:list-header>
                <text:p><text:span text:style-name="T19">TransferQueue</text:span><text:span text:style-name="T20"> - a BlockingQueue in which producers may wait for consumers to receive elements.</text:span></text:p>
                <text:p><text:span text:style-name="T20">A TransferQueue may be useful for example in message passing applications in which producers sometimes (using method transfer(E)) await receipt of elements by consumers invoking take or poll, while at other times enqueue elements (via method put) without waiting for receipt.</text:span></text:p>
                <text:p><text:span text:style-name="T20">Non-blocking and time-out versions of tryTransfer are also available. A TransferQueue may also be queried, via hasWaitingConsumer(), whether there are any threads waiting for items, which is a converse analogy to a peek operation.</text:span></text:p>
                <text:p><text:span text:style-name="T20">Like other blocking queues, a TransferQueue may be capacity bounded. If so, an attempted transfer operation may initially block waiting for available space, and/or subsequently block waiting for reception by a consumer. </text:span></text:p>
                <text:p><text:span text:style-name="T20">Note that in a queue with zero capacity, such as SynchronousQueue, put and transfer are effectively synonymous.</text:span></text:p>
              </text:list-header>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3" draw:text-style-name="P8"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4" draw:text-style-name="P18" draw:layer="layout" svg:width="25.199cm" svg:height="2.63cm" svg:x="1.399cm" svg:y="0.626cm" presentation:class="title" presentation:user-transformed="true">
          <draw:text-box>
            <text:p><text:span text:style-name="T18">BlockingQueue implementations</text:span></text:p>
          </draw:text-box>
        </draw:frame>
        <draw:frame presentation:style-name="pr2" draw:text-style-name="P31" draw:layer="layout" svg:width="25.199cm" svg:height="10.412cm" svg:x="1.399cm" svg:y="3.684cm" presentation:class="outline" presentation:user-transformed="true">
          <draw:text-box>
            <text:list text:style-name="L3">
              <text:list-header>
                <text:p><text:span text:style-name="T19">LinkedBlockingDeque</text:span><text:span text:style-name="T21"> - implements BlockingDeque interface.</text:span></text:p>
                <text:p><text:span text:style-name="T21">An optionally-bounded blocking deque based on linked nodes.</text:span></text:p>
                <text:p><text:span text:style-name="T21">The optional capacity bound constructor argument serves as a way to prevent excessive expansion. The capacity, if unspecified, is equal to Integer.MAX_VALUE. Linked nodes are dynamically created upon each insertion unless this would bring the deque above capacity.</text:span></text:p>
                <text:p><text:span text:style-name="T21">Most operations run in constant time (ignoring time spent blocking). Exceptions include remove, removeFirstOccurrence, removeLastOccurrence, contains, iterator.remove(), and the bulk operations, all of which run in linear time.</text:span></text:p>
              </text:list-header>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4" draw:text-style-name="P18" draw:layer="layout" svg:width="25.199cm" svg:height="2.63cm" svg:x="1.399cm" svg:y="0.626cm" presentation:class="title" presentation:user-transformed="true">
          <draw:text-box>
            <text:p><text:span text:style-name="T18">BlockingQueue implementations</text:span></text:p>
          </draw:text-box>
        </draw:frame>
        <draw:frame presentation:style-name="pr2" draw:text-style-name="P29" draw:layer="layout" svg:width="25.199cm" svg:height="10.412cm" svg:x="1.399cm" svg:y="3.684cm" presentation:class="outline" presentation:user-transformed="true">
          <draw:text-box>
            <text:list text:style-name="L3">
              <text:list-header>
                <text:p><text:span text:style-name="T19">LinkedTransferQueue</text:span><text:span text:style-name="T20"> - an unbounded TransferQueue based on linked nodes. This queue orders elements FIFO (first-in-first-out) with respect to any given producer. </text:span></text:p>
                <text:p><text:span text:style-name="T20">The head of the queue is that element that has been on the queue the longest time for some producer. The tail of the queue is that element that has been on the queue the shortest time for some producer.</text:span></text:p>
                <text:p><text:span text:style-name="T20">Beware that, unlike in most collections, the size method is NOT a constant-time operation. Because of the asynchronous nature of these queues, determining the current number of elements requires a traversal of the elements, and so may report inaccurate results if this collection is modified during traversal.</text:span></text:p>
                <text:p><text:span text:style-name="T20">Additionally, the bulk operations addAll, removeAll, retainAll, containsAll, equals, and toArray are not guaranteed to be performed atomically. For example, an iterator operating concurrently with an addAll operation might view only some of the added elements.</text:span></text:p>
              </text:list-header>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3" draw:text-style-name="P8"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8" draw:layer="layout" svg:width="25.199cm" svg:height="2.63cm" svg:x="1.399cm" svg:y="0.626cm" presentation:class="title">
          <draw:text-box>
            <text:p>Synchronized Collections</text:p>
          </draw:text-box>
        </draw:frame>
        <draw:frame presentation:style-name="pr2" draw:text-style-name="P4" draw:layer="layout" svg:width="25.199cm" svg:height="9.134cm" svg:x="1.399cm" svg:y="3.684cm" presentation:class="outline" presentation:user-transformed="true">
          <draw:text-box>
            <text:list text:style-name="L3">
              <text:list-item>
                <text:p><text:span text:style-name="T22">Collections.synchronizedCollection</text:span></text:p>
              </text:list-item>
              <text:list-item>
                <text:p><text:span text:style-name="T22">Collections.synchronizedList</text:span></text:p>
              </text:list-item>
              <text:list-item>
                <text:p><text:span text:style-name="T22">Collections.synchronizedSet</text:span></text:p>
              </text:list-item>
              <text:list-item>
                <text:p><text:span text:style-name="T22">Collections.synchronizedMap</text:span></text:p>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3" draw:text-style-name="P8"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8" draw:layer="layout" svg:width="25.199cm" svg:height="2.63cm" svg:x="1.399cm" svg:y="0.626cm" presentation:class="title">
          <draw:text-box>
            <text:p>Copy-On-Write Collections</text:p>
          </draw:text-box>
        </draw:frame>
        <draw:frame presentation:style-name="pr2" draw:text-style-name="P18" draw:layer="layout" svg:width="25.199cm" svg:height="9.134cm" svg:x="1.399cm" svg:y="3.684cm" presentation:class="outline">
          <draw:text-box>
            <text:list text:style-name="L3">
              <text:list-item>
                <text:p><text:span text:style-name="T22">CopyOnWriteArrayList</text:span></text:p>
              </text:list-item>
              <text:list-item>
                <text:p><text:span text:style-name="T22">CopyOnWriteArraySet</text:span></text:p>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3" draw:text-style-name="P8"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18" draw:layer="layout" svg:width="25.199cm" svg:height="2.63cm" svg:x="1.399cm" svg:y="0.626cm" presentation:class="title">
          <draw:text-box>
            <text:p>Non-Blocking Queues</text:p>
          </draw:text-box>
        </draw:frame>
        <draw:frame presentation:style-name="pr2" draw:text-style-name="P18" draw:layer="layout" svg:width="25.199cm" svg:height="9.134cm" svg:x="1.399cm" svg:y="3.684cm" presentation:class="outline" presentation:user-transformed="true">
          <draw:text-box>
            <text:list text:style-name="L3">
              <text:list-item>
                <text:p><text:span text:style-name="T22">ConcurrentLinkedQueue</text:span></text:p>
              </text:list-item>
              <text:list-item>
                <text:p><text:span text:style-name="T22">ConcurrentLinkedDeque</text:span></text:p>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3" draw:text-style-name="P8"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18" draw:layer="layout" svg:width="25.199cm" svg:height="2.63cm" svg:x="1.399cm" svg:y="0.626cm" presentation:class="title">
          <draw:text-box>
            <text:p>Blocking Queues</text:p>
          </draw:text-box>
        </draw:frame>
        <draw:frame presentation:style-name="pr2" draw:text-style-name="P18" draw:layer="layout" svg:width="26.032cm" svg:height="10.983cm" svg:x="1.399cm" svg:y="3.684cm" presentation:class="outline" presentation:user-transformed="true">
          <draw:text-box>
            <text:list text:style-name="L3">
              <text:list-item>
                <text:p><text:span text:style-name="T23">BlockingQueue</text:span><text:span text:style-name="T6"> - interface</text:span></text:p>
              </text:list-item>
              <text:list-item>
                <text:p><text:span text:style-name="T6">ArrayBlockingQueue</text:span></text:p>
              </text:list-item>
              <text:list-item>
                <text:p><text:span text:style-name="T6">LinkedBlockingQueue</text:span></text:p>
              </text:list-item>
              <text:list-item>
                <text:p><text:span text:style-name="T6">PriorityBlockingQueue</text:span></text:p>
              </text:list-item>
              <text:list-item>
                <text:p><text:span text:style-name="T6">DelayQueue</text:span></text:p>
              </text:list-item>
              <text:list-item>
                <text:p><text:span text:style-name="T6">SynchronousQueue</text:span></text:p>
              </text:list-item>
              <text:list-item>
                <text:p><text:span text:style-name="T6">TransferQueue</text:span></text:p>
              </text:list-item>
              <text:list-item>
                <text:p><text:span text:style-name="T6">LinkedTransferQueue</text:span></text:p>
              </text:list-item>
              <text:list-item>
                <text:p><text:span text:style-name="T24">LinkedBlockingDeque - implements </text:span><text:span text:style-name="T25">BlockingQueue </text:span><text:span text:style-name="T17">and</text:span><text:span text:style-name="T25"> </text:span><text:span text:style-name="T23">BlockingDeque</text:span><text:span text:style-name="T6"> interface</text:span></text:p>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3" draw:text-style-name="P8"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4" draw:text-style-name="P18" draw:layer="layout" svg:width="25.199cm" svg:height="2.63cm" svg:x="9.344cm" svg:y="-3.047cm" presentation:class="title" presentation:user-transformed="true">
          <draw:text-box>
            <text:p>Maps</text:p>
          </draw:text-box>
        </draw:frame>
        <draw:frame presentation:style-name="pr10" draw:text-style-name="P32" draw:layer="layout" svg:width="25.199cm" svg:height="9.134cm" svg:x="1.399cm" svg:y="3.684cm" presentation:class="outline">
          <draw:text-box>
            <text:list text:style-name="L3">
              <text:list-item>
                <text:p><text:span text:style-name="T26">ConcurrentMap</text:span> – interface</text:p>
              </text:list-item>
              <text:list-item>
                <text:p>ConcurrentHashMap</text:p>
              </text:list-item>
              <text:list-item>
                <text:p>ConcurrentHashMap.newKeySet()</text:p>
              </text:list-item>
            </text:list>
          </draw:text-box>
        </draw:frame>
        <draw:frame presentation:style-name="pr4" draw:text-style-name="P18" draw:layer="layout" svg:width="25.199cm" svg:height="2.63cm" svg:x="1.4cm" svg:y="0.626cm" presentation:class="title" presentation:user-transformed="true">
          <draw:text-box>
            <text:p>Maps and Sets</text:p>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3" draw:text-style-name="P8"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text-style-name="P18" draw:layer="layout" svg:width="25.199cm" svg:height="2.63cm" svg:x="1.399cm" svg:y="0.626cm" presentation:class="title">
          <draw:text-box>
            <text:p>Maps and Sets</text:p>
          </draw:text-box>
        </draw:frame>
        <draw:frame presentation:style-name="pr10" draw:text-style-name="P34" draw:layer="layout" svg:width="25.199cm" svg:height="9.134cm" svg:x="1.399cm" svg:y="3.684cm" presentation:class="outline">
          <draw:text-box>
            <text:list text:style-name="L3">
              <text:list-item>
                <text:p text:style-name="P33"><text:span text:style-name="T27">ConcurrentNavigableMap</text:span><text:span text:style-name="T28"> </text:span><text:span text:style-name="T2">–</text:span><text:span text:style-name="T29"> </text:span><text:span text:style-name="T22">interface, extends </text:span><text:span text:style-name="T30">NavigableMap</text:span><text:span text:style-name="T22"> and </text:span><text:span text:style-name="T30">SortedMap</text:span><text:span text:style-name="T22"> interfaces</text:span></text:p>
              </text:list-item>
              <text:list-item>
                <text:p><text:span text:style-name="T22">ConcurrentSkipListMap</text:span></text:p>
              </text:list-item>
              <text:list-item>
                <text:p><text:span text:style-name="T22">ConcurrentSkipListSet</text:span></text:p>
              </text:list-item>
            </text:list>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3" draw:text-style-name="P8"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text-style-name="P18" draw:layer="layout" svg:width="25.199cm" svg:height="2.63cm" svg:x="1.399cm" svg:y="0.626cm" presentation:class="title">
          <draw:text-box>
            <text:p>Thread Pool’s Advantages</text:p>
          </draw:text-box>
        </draw:frame>
        <draw:frame presentation:style-name="pr2" draw:text-style-name="P18" draw:layer="layout" svg:width="25.199cm" svg:height="9.134cm" svg:x="1.399cm" svg:y="3.684cm" presentation:class="outline">
          <draw:text-box>
            <text:list text:style-name="L3">
              <text:list-item>
                <text:p>Simple thread management</text:p>
              </text:list-item>
              <text:list-item>
                <text:p>Don’t need to call the start, join, interrupts methods of a thread</text:p>
              </text:list-item>
              <text:list-item>
                <text:p>Dynamic threads creation if needed</text:p>
              </text:list-item>
              <text:list-item>
                <text:p>Convenient result of an asynchronous task – Future object</text:p>
              </text:list-item>
              <text:list-item>
                <text:p>It’s possible to schedule a task for execution with a given delay or periodically </text:p>
              </text:list-item>
              <text:list-item>
                <text:p>ForkJoinPool for recursive tasks <text:s/></text:p>
              </text:list-item>
            </text:list>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3" draw:text-style-name="P8"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 draw:text-style-name="P18" draw:layer="layout" svg:width="25.199cm" svg:height="2.63cm" svg:x="1.399cm" svg:y="0.626cm" presentation:class="title">
          <draw:text-box>
            <text:p>Thread Pool’s Disadvantages</text:p>
          </draw:text-box>
        </draw:frame>
        <draw:frame presentation:style-name="pr2" draw:text-style-name="P18" draw:layer="layout" svg:width="25.199cm" svg:height="9.134cm" svg:x="1.399cm" svg:y="3.684cm" presentation:class="outline">
          <draw:text-box>
            <text:list text:style-name="L3">
              <text:list-item>
                <text:p>It’s needed to choice thread pool size correctly</text:p>
              </text:list-item>
              <text:list-item>
                <text:p>Deadlocks are possible</text:p>
              </text:list-item>
              <text:list-item>
                <text:p>Long-running tasks can exhaust a thread pool</text:p>
              </text:list-item>
              <text:list-item>
                <text:p><text:span text:style-name="T8">Should not forget to call the shutdown or </text:span>shutdownNow method for a thread pool</text:p>
              </text:list-item>
              <text:list-item>
                <text:p>ForkJoinPool is effective only for number crunching algorithms</text:p>
              </text:list-item>
            </text:list>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3" draw:text-style-name="P8"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1" draw:text-style-name="P18" draw:layer="layout" svg:width="25.199cm" svg:height="2.63cm" svg:x="1.399cm" svg:y="0.626cm" presentation:class="title">
          <draw:text-box>
            <text:p>Performance</text:p>
          </draw:text-box>
        </draw:frame>
        <draw:frame presentation:style-name="pr2" draw:text-style-name="P36" draw:layer="layout" svg:width="25.199cm" svg:height="9.134cm" svg:x="1.399cm" svg:y="3.684cm" presentation:class="outline">
          <draw:text-box>
            <text:list text:style-name="L3">
              <text:list-item>
                <text:p xml:id="id69" text:id="id69" text:style-name="P35"><text:span text:style-name="T31">Performance</text:span><text:span text:style-name="T32"> defines how much work an application can process for some period of time and how fast it can process a single unit of work</text:span></text:p>
              </text:list-item>
              <text:list-item>
                <text:p xml:id="id70" text:id="id70" text:style-name="P35"><text:span text:style-name="T31">Latency</text:span><text:span text:style-name="T32"> is time required to perform some action or to produce some result</text:span></text:p>
              </text:list-item>
              <text:list-item>
                <text:p xml:id="id71" text:id="id71" text:style-name="P35"><text:span text:style-name="T31">Throughput</text:span><text:span text:style-name="T32"> is the number of executed actions or results produced per unit of tim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1"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7" presentation:class="page"/>
          <draw:frame presentation:style-name="pr3" draw:text-style-name="P8"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1" draw:text-style-name="P18" draw:layer="layout" svg:width="25.199cm" svg:height="2.63cm" svg:x="1.399cm" svg:y="0.626cm" presentation:class="title">
          <draw:text-box>
            <text:p>Testing</text:p>
          </draw:text-box>
        </draw:frame>
        <draw:frame presentation:style-name="pr2" draw:text-style-name="P18" draw:layer="layout" svg:width="25.199cm" svg:height="9.134cm" svg:x="1.399cm" svg:y="3.684cm" presentation:class="outline">
          <draw:text-box>
            <text:p xml:id="id72" text:id="id72" text:style-name="P2"><text:span text:style-name="T33">Unit Testing</text:span></text:p>
            <text:list text:style-name="L3">
              <text:list-item>
                <text:p xml:id="id73" text:id="id73">Write a test for a single method without multithreading</text:p>
              </text:list-item>
              <text:list-item>
                <text:p xml:id="id74" text:id="id74">Check thread safety of thread safe classes</text:p>
              </text:list-item>
              <text:list-item>
                <text:p xml:id="id75" text:id="id75">Test a multithreaded application with stages with barriers CountDownLatch or Phaser</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5"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8" presentation:class="page"/>
          <draw:frame presentation:style-name="pr3" draw:text-style-name="P8"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1" draw:text-style-name="P18" draw:layer="layout" svg:width="25.199cm" svg:height="2.63cm" svg:x="1.399cm" svg:y="0.626cm" presentation:class="title">
          <draw:text-box>
            <text:p>Testing</text:p>
          </draw:text-box>
        </draw:frame>
        <draw:frame presentation:style-name="pr2" draw:text-style-name="P18" draw:layer="layout" svg:width="25.199cm" svg:height="9.134cm" svg:x="1.399cm" svg:y="3.684cm" presentation:class="outline" presentation:user-transformed="true">
          <draw:text-box>
            <text:p xml:id="id76" text:id="id76" text:style-name="P2"><text:span text:style-name="T33">Stress Testing</text:span></text:p>
            <text:list text:style-name="L3">
              <text:list-item>
                <text:p xml:id="id77" text:id="id77">Checking potential limits of an application</text:p>
              </text:list-item>
              <text:list-item>
                <text:p xml:id="id78" text:id="id78">Can check correctness of an application</text:p>
              </text:list-item>
              <text:list-item>
                <text:p xml:id="id79" text:id="id79">Can help to avoid complicated Unit tests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9"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9" presentation:class="page"/>
          <draw:frame presentation:style-name="pr3" draw:text-style-name="P8"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1" draw:text-style-name="P18" draw:layer="layout" svg:width="25.199cm" svg:height="2.63cm" svg:x="1.399cm" svg:y="0.626cm" presentation:class="title">
          <draw:text-box>
            <text:p>Testing</text:p>
          </draw:text-box>
        </draw:frame>
        <draw:frame presentation:style-name="pr2" draw:text-style-name="P18" draw:layer="layout" svg:width="25.199cm" svg:height="9.134cm" svg:x="1.399cm" svg:y="3.684cm" presentation:class="outline" presentation:user-transformed="true">
          <draw:text-box>
            <text:p xml:id="id80" text:id="id80" text:style-name="P2"><text:span text:style-name="T33">Performance Testing</text:span></text:p>
            <text:list text:style-name="L3">
              <text:list-item>
                <text:p xml:id="id81" text:id="id81">Measure Throughput and Latency with given count of requests per time unit</text:p>
              </text:list-item>
              <text:list-item>
                <text:p xml:id="id82" text:id="id82">A testing environment should be close in configuration to production</text:p>
              </text:list-item>
              <text:list-item>
                <text:p xml:id="id83" text:id="id83">Should help you to figure out the maximum number of clients which can serve you system</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3"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30" presentation:class="page"/>
          <draw:frame presentation:style-name="pr3" draw:text-style-name="P8"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presentation:style-name="pr4" draw:text-style-name="P18" draw:layer="layout" svg:width="25.199cm" svg:height="2.63cm" svg:x="1.399cm" svg:y="0.626cm" presentation:class="title" presentation:user-transformed="true">
          <draw:text-box>
            <text:p><text:span text:style-name="T34">Actors with Akka</text:span></text:p>
          </draw:text-box>
        </draw:frame>
        <draw:frame presentation:style-name="pr2" draw:text-style-name="P18" draw:layer="layout" svg:width="25.199cm" svg:height="9.134cm" svg:x="1.399cm" svg:y="3.684cm" presentation:class="outline">
          <draw:text-box>
            <text:list text:style-name="L3">
              <text:list-header>
                <text:p><text:span text:style-name="T35">Akka</text:span> is a toolkit for building highly concurrent, distributed, and resilient message-driven applications for Java and Scala</text:p>
                <text:p/>
              </text:list-header>
              <text:list-item>
                <text:p><text:span text:style-name="T9">Homepage</text:span></text:p>
                <text:p><text:span text:style-name="T36"><text:a xlink:href="https://akka.io/" xlink:type="simple">https://akka.io</text:a></text:span></text:p>
              </text:list-item>
              <text:list-item>
                <text:p><text:span text:style-name="T9">Hello World Example</text:span> <text:span text:style-name="T36"><text:a xlink:href="https://developer.lightbend.com/guides/akka-quickstart-java/define-actors.html" xlink:type="simple">https://developer.lightbend.com/guides/akka-quickstart-java/define-actors.html</text:a></text:span></text:p>
              </text:list-item>
            </text:list>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3" draw:text-style-name="P8"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1" draw:text-style-name="P18" draw:layer="layout" svg:width="25.199cm" svg:height="2.63cm" svg:x="1.399cm" svg:y="0.626cm" presentation:class="title">
          <draw:text-box>
            <text:p>Reactive Style</text:p>
          </draw:text-box>
        </draw:frame>
        <draw:frame presentation:style-name="pr2" draw:text-style-name="P18" draw:layer="layout" svg:width="25.199cm" svg:height="9.134cm" svg:x="1.399cm" svg:y="3.684cm" presentation:class="outline">
          <draw:text-box>
            <text:list text:style-name="L3">
              <text:list-header>
                <text:p><text:span text:style-name="T35">RxJava</text:span> is a Java VM implementation of Reactive Extensions: a library for composing asynchronous and event-based programs by using observable sequences.</text:p>
                <text:p/>
              </text:list-header>
              <text:list-item>
                <text:p>Homepage</text:p>
                <text:p><text:span text:style-name="T36"><text:a xlink:href="https://github.com/ReactiveX/RxJava" xlink:type="simple">https://github.com/ReactiveX/RxJava</text:a></text:span></text:p>
              </text:list-item>
              <text:list-item>
                <text:p>Reactive programming style explanation</text:p>
                <text:p><text:span text:style-name="T36"><text:a xlink:href="http://reactivex.io/" xlink:type="simple">http://reactivex.io</text:a></text:span></text:p>
              </text:list-item>
            </text:list>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3" draw:text-style-name="P8"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1" draw:text-style-name="P18" draw:layer="layout" svg:width="25.199cm" svg:height="2.63cm" svg:x="1.399cm" svg:y="0.626cm" presentation:class="title">
          <draw:text-box>
            <text:p>Transactional Memory</text:p>
          </draw:text-box>
        </draw:frame>
        <draw:frame presentation:style-name="pr2" draw:text-style-name="P18" draw:layer="layout" svg:width="25.199cm" svg:height="9.134cm" svg:x="1.399cm" svg:y="3.684cm" presentation:class="outline">
          <draw:text-box>
            <text:list text:style-name="L3">
              <text:list-header>
                <text:p><text:span text:style-name="T37">Multiverse</text:span><text:span text:style-name="T38"> Software Transactional Memory</text:span></text:p>
                <text:p><text:span text:style-name="T6">A software transactional memory implementation for the JVM. Access (read and writes) to shared memory is done through transactional references, that can be compared to the AtomicReferences of Java. Access to these references will be done under A (atomicity), C (consistency), I (isolation) semantics.</text:span></text:p>
                <text:p><text:span text:style-name="T6"/></text:p>
              </text:list-header>
              <text:list-item>
                <text:p><text:span text:style-name="T38">Homepage</text:span></text:p>
                <text:p><text:span text:style-name="T9"><text:a xlink:href="https://github.com/pveentjer/Multiverse" xlink:type="simple">https://github.com/pveentjer/Multiverse</text:a></text:span><text:span text:style-name="T9"><text:s/></text:span></text:p>
              </text:list-item>
              <text:list-item>
                <text:p><text:span text:style-name="T38">Example</text:span></text:p>
                <text:p><text:span text:style-name="T9"><text:a xlink:href="https://www.baeldung.com/java-multiverse-stm" xlink:type="simple">https://www.baeldung.com/java-multiverse-stm</text:a></text:span></text:p>
                <text:p><text:span text:style-name="T6"/></text:p>
              </text:list-item>
            </text:list>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3" draw:text-style-name="P8"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presentation:style-name="pr1" draw:text-style-name="P18" draw:layer="layout" svg:width="25.199cm" svg:height="2.63cm" svg:x="1.399cm" svg:y="0.626cm" presentation:class="title">
          <draw:text-box>
            <text:p>Other Libraries</text:p>
          </draw:text-box>
        </draw:frame>
        <draw:frame presentation:style-name="pr2" draw:text-style-name="P37" draw:layer="layout" svg:width="25.199cm" svg:height="9.716cm" svg:x="1.399cm" svg:y="3.047cm" presentation:class="outline" presentation:user-transformed="true">
          <draw:text-box>
            <text:list text:style-name="L3">
              <text:list-item>
                <text:p xml:id="id84" text:id="id84"><text:span text:style-name="T39">Guava</text:span><text:span text:style-name="T40"> is a set of core Java libraries from Google that includes new collection types</text:span></text:p>
                <text:p xml:id="id85" text:id="id85"><text:span text:style-name="T9"><text:a xlink:href="https://guava.dev/releases/18.0/api/docs/com/google/common/cache/package-summary.html" xlink:type="simple">https://guava.dev/releases/18.0/api/docs/com/google/common/cache/package-summary.html</text:a></text:span></text:p>
                <text:p xml:id="id86" text:id="id86"><text:span text:style-name="T9"><text:a xlink:href="https://guava.dev/releases/snapshot-jre/api/docs/" xlink:type="simple">https://guava.dev/releases/snapshot-jre/api/docs/</text:a></text:span></text:p>
              </text:list-item>
              <text:list-item>
                <text:p xml:id="id87" text:id="id87"><text:span text:style-name="T39">JCTools</text:span><text:span text:style-name="T40"> - Java Concurrency Tools for the JVM. This project aims to offer some concurrent data structures currently missing from the JDK</text:span></text:p>
                <text:p xml:id="id88" text:id="id88"><text:span text:style-name="T9"><text:a xlink:href="https://github.com/JCTools/JCTools" xlink:type="simple">https://github.com/JCTools/JCTools</text:a></text:span></text:p>
              </text:list-item>
              <text:list-item>
                <text:p xml:id="id89" text:id="id89"><text:span text:style-name="T39">Disruptor</text:span><text:span text:style-name="T40"> is a library for the Java programming language that provides a concurrent ring buffer data structure of the same name</text:span></text:p>
                <text:p xml:id="id90" text:id="id90"><text:span text:style-name="T9"><text:a xlink:href="https://lmax-exchange.github.io/disruptor/" xlink:type="simple">https://lmax-exchange.github.io/disruptor/</text:a></text:span></text:p>
                <text:p xml:id="id91" text:id="id91"><text:span text:style-name="T9"><text:a xlink:href="https://www.baeldung.com/lmax-disruptor-concurrency" xlink:type="simple">https://www.baeldung.com/lmax-disruptor-concurrency</text:a></text:span></text:p>
              </text:list-item>
              <text:list-item>
                <text:p xml:id="id92" text:id="id92"><text:span text:style-name="T40">Comparing different concurrent frameworks </text:span><text:span text:style-name="T9"><text:a xlink:href="https://medium.com/@vijay.vk/a-birds-eye-view-on-java-concurrency-frameworks-5072fd3a8759" xlink:type="simple">https://medium.com/@vijay.vk/a-birds-eye-view-on-java-concurrency-frameworks-5072fd3a8759</text:a></text:span></text:p>
                <text:p><text:span text:style-name="T40"/></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2"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34" presentation:class="page"/>
          <draw:frame presentation:style-name="pr3" draw:text-style-name="P8"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
        <office:forms form:automatic-focus="false" form:apply-design-mode="false"/>
        <draw:frame presentation:style-name="pr1" draw:text-style-name="P38" draw:layer="layout" svg:width="25.199cm" svg:height="2.63cm" svg:x="1.399cm" svg:y="0.626cm" presentation:class="title">
          <draw:text-box>
            <text:p text:style-name="P2"><text:span text:style-name="T32">Additional Materials</text:span></text:p>
          </draw:text-box>
        </draw:frame>
        <draw:frame presentation:style-name="pr2" draw:text-style-name="P18" draw:layer="layout" svg:width="25.199cm" svg:height="10.385cm" svg:x="1.399cm" svg:y="3.684cm" presentation:class="outline" presentation:user-transformed="true">
          <draw:text-box>
            <text:list text:style-name="L3">
              <text:list-item>
                <text:p xml:id="id93" text:id="id93">Java source code and documentation</text:p>
              </text:list-item>
              <text:list-item>
                <text:p xml:id="id94" text:id="id94">Java Concurrency in Practice</text:p>
                <text:p xml:id="id95" text:id="id95"><text:span text:style-name="T41"><text:a xlink:href="https://www.amazon.com/Java-Concurrency-Practice-Brian-Goetz/dp/0321349601" xlink:type="simple">https://www.amazon.com/Java-Concurrency-Practice-Brian-Goetz/dp/0321349601</text:a></text:span></text:p>
              </text:list-item>
              <text:list-item>
                <text:p xml:id="id96" text:id="id96">Java Memory Model</text:p>
                <text:p xml:id="id97" text:id="id97"><text:span text:style-name="T41"><text:a xlink:href="https://shipilev.net/blog/2014/jmm-pragmatics/" xlink:type="simple">https://shipilev.net/blog/2014/jmm-pragmatics/</text:a></text:span></text:p>
                <text:p xml:id="id98" text:id="id98"><text:span text:style-name="T41"><text:a xlink:href="https://shipilev.net/blog/2016/close-encounters-of-jmm-kind/" xlink:type="simple">https://shipilev.net/blog/2016/close-encounters-of-jmm-kind/</text:a></text:span></text:p>
              </text:list-item>
              <text:list-item>
                <text:p xml:id="id99" text:id="id99">What Every Programmer Should Know About Memory</text:p>
                <text:p xml:id="id100" text:id="id100"><text:span text:style-name="T41"><text:a xlink:href="https://people.freebsd.org/~lstewart/articles/cpumemory.pdf" xlink:type="simple">https://people.freebsd.org/~lstewart/articles/cpumemory.pdf</text:a></text:span></text:p>
              </text:list-item>
              <text:list-item>
                <text:p xml:id="id101" text:id="id101">The Art of Multiprocessor Programming</text:p>
                <text:p xml:id="id102" text:id="id102"><text:span text:style-name="T42"><text:a xlink:href="https://www.amazon.com/Art-Multiprocessor-Programming-Revised-Reprint/dp/0123973376" xlink:type="simple">https://www.amazon.com/Art-Multiprocessor-Programming-Revised-Reprint/dp/0123973376</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2"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35"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full-screen="false"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2" svg:font-family="OpenSymbol, 'Arial Unicode MS'" style:font-charset="x-symbol"/>
    <style:font-face style:name="OpenSymbol1" svg:font-family="OpenSymbol, 'Arial Unicode MS'"/>
    <style:font-face style:name="ArialMT" svg:font-family="ArialMT" style:font-family-generic="swiss"/>
    <style:font-face style:name="Courier New" svg:font-family="'Courier New'" style:font-family-generic="modern" style:font-pitch="fixed"/>
    <style:font-face style:name="Liberation Mono" svg:font-family="'Liberation Mono', 'Courier New'" style:font-family-generic="modern" style:font-pitch="fixed"/>
    <style:font-face style:name="Arial Unicode MS" svg:font-family="'Arial Unicode MS'" style:font-pitch="variable"/>
    <style:font-face style:name="OpenSymbol" svg:font-family="OpenSymbol, 'Arial Unicode MS'" style:font-pitch="variable"/>
    <style:font-face style:name="Liberation Mono2" svg:font-family="'Liberation Mono', 'Courier New'" style:font-family-generic="modern" style:font-pitch="variable"/>
    <style:font-face style:name="Liberation Mono1" svg:font-family="'Liberation Mono', 'Courier New'" style:font-family-generic="roman" style:font-pitch="variable"/>
    <style:font-face style:name="Liberation Sans" svg:font-family="'Liberation Sans'" style:font-family-generic="roman" style:font-pitch="variable"/>
    <style:font-face style:name="Liberation Sans3" svg:font-family="'Liberation Sans', Arial"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3" svg:font-family="OpenSymbol, 'Arial Unicode MS'" style:font-family-generic="roman" style:font-pitch="variable"/>
    <style:font-face style:name="Arial Unicode MS1" svg:font-family="'Arial Unicode MS'" style:font-family-generic="swiss" style:font-pitch="variable"/>
    <style:font-face style:name="Liberation Sans2" svg:font-family="'Liberation Sans'" style:font-family-generic="swiss" style:font-pitch="variable"/>
    <style:font-face style:name="Liberation Sans1" svg:font-family="'Liberation Sans', Arial" style:font-family-generic="swiss" style:font-pitch="variable"/>
    <style:font-face style:name="Arial Unicode MS2" svg:font-family="'Arial Unicode MS'" style:font-family-generic="system" style:font-pitch="variable"/>
    <style:font-face style:name="Liberation Mono3" svg:font-family="'Liberation Mono', 'Courier New'" style:font-family-generic="system" style:font-pitch="variable"/>
    <style:font-face style:name="OpenSymbol4" svg:font-family="OpenSymbol, '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Line_20_Style_20_9" draw:display-name="Line Style 9" draw:style="rect" draw:dots1="1" draw:dots1-length="197%" draw:distance="12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2" style:font-family-asian="'Arial Unicode MS'"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Arial Unicode MS1" style:font-family-asian="'Arial Unicode M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Arial Unicode MS1" style:font-family-asian="'Arial Unicode MS'" style:font-family-generic-asian="swiss"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Arial Unicode MS1" style:font-family-asian="'Arial Unicode M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style:font-name="Liberation Sans1" fo:font-family="'Liberation Sans', Arial" style:font-family-generic="swiss" style:font-pitch="variable" fo:font-size="14pt" fo:font-weight="bold" style:font-name-asian="Arial Unicode MS1" style:font-family-asian="'Arial Unicode MS'" style:font-family-generic-asian="swiss" style:font-pitch-asian="variable" style:font-size-asian="14pt"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graphic">
      <style:paragraph-properties style:text-autospace="none"/>
      <style:text-properties fo:font-style="italic" style:font-style-asian="italic" style:font-style-complex="italic"/>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Quotations" style:family="graphic">
      <style:paragraph-properties fo:margin-left="1.764cm" fo:margin-right="1.764cm" fo:margin-top="0cm" fo:margin-bottom="0.88cm" fo:text-indent="0cm" style:text-autospace="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Index" style:family="graphic">
      <style:paragraph-properties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 style:family="graphic">
      <style:paragraph-properties fo:margin-top="0cm" fo:margin-bottom="0.436cm" fo:line-height="120%" style:text-autospace="none"/>
    </style:style>
    <style:style style:name="Text_20_Body" style:display-name="Text Body" style:family="graphic">
      <style:paragraph-properties fo:margin-top="0cm" fo:margin-bottom="0.436cm" fo:line-height="120%" style:text-autospace="none"/>
    </style:style>
    <style:style style:name="Heading_20_4" style:display-name="Heading 4" style:family="graphic">
      <style:paragraph-properties fo:margin-top="0.374cm" fo:margin-bottom="0.374cm" style:text-autospace="none"/>
      <style:text-properties fo:color="#808080" style:font-name="Liberation Serif" fo:font-family="'Liberation Serif', 'Times New Roman'" style:font-family-generic="roman" style:font-pitch="variable" fo:font-size="12pt" fo:font-weight="bold" style:font-name-asian="Arial Unicode MS1" style:font-family-asian="'Arial Unicode MS'" style:font-family-generic-asian="swiss" style:font-pitch-asian="variable" style:font-size-asian="12pt" style:font-weight-asian="bold" style:font-weight-complex="bold"/>
    </style:style>
    <style:style style:name="Teletyp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Bullets" style:family="graphic">
      <style:paragraph-properties style:text-autospace="none"/>
      <style:text-properties style:font-name="OpenSymbol2" fo:font-family="OpenSymbol, 'Arial Unicode MS'" style:font-charset="x-symbol" style:font-name-asian="OpenSymbol2" style:font-family-asian="OpenSymbol, 'Arial Unicode MS'" style:font-charset-asian="x-symbol"/>
    </style:style>
    <style:style style:name="Strong_20_Emphasis" style:display-name="Strong Emphasis" style:family="graphic">
      <style:paragraph-properties style:text-autospace="none"/>
      <style:text-properties fo:font-weight="bold" style:font-weight-asian="bold" style:font-weight-complex="bold"/>
    </style:style>
    <style:style style:name="Source_20_Text" style:display-name="Source Text"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Arial Unicode MS" style:font-family-asian="'Arial Unicode MS'" style:font-pitch-asian="variable" style:font-size-asian="14pt"/>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Unicode MS2" style:font-family-asian="'Arial Unicode MS'" style:font-family-generic-asian="system" style:font-pitch-asian="variable" style:font-size-asian="20pt" style:font-style-asian="normal" style:font-weight-asian="normal" style:font-name-complex="Arial Unicode MS2"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Arial Unicode MS2" style:font-family-asian="'Arial Unicode MS'"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99cm" fo:text-indent="0cm"/>
      <style:text-properties fo:font-size="21pt" style:font-size-asian="28pt" style:font-size-complex="28pt"/>
    </style:style>
    <style:style style:name="Default-outline3" style:family="presentation" style:parent-style-name="Default-outline2">
      <style:paragraph-properties fo:margin-left="0cm" fo:margin-right="0cm" fo:margin-top="0cm" fo:margin-bottom="0.223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8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3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3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3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3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3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2" style:font-family-asian="'Arial Unicode MS'"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Arial Unicode MS2" style:font-family-asian="'Arial Unicode MS'" style:font-family-generic-asian="system" style:font-pitch-asian="variable" style:font-size-asian="44pt" style:font-style-asian="normal" style:font-weight-asian="normal" style:font-name-complex="Arial Unicode MS2"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Default" style:page-layout-name="PM1" draw:style-name="Mdp1">
      <office:forms form:automatic-focus="false" form:apply-design-mode="false"/>
      <draw:frame presentation:style-name="Default-title" draw:layer="backgroundobjects" svg:width="25.199cm" svg:height="2.63cm" svg:x="1.399cm" svg:y="0.626cm" presentation:class="title" presentation:placeholder="true">
        <draw:text-box/>
      </draw:frame>
      <draw:frame presentation:style-name="Default-outline1" draw:layer="backgroundobjects" svg:width="25.199cm" svg:height="9.134cm" svg:x="1.399cm" svg:y="3.684cm" presentation:class="outline" presentation:placeholder="true">
        <draw:text-box/>
      </draw:frame>
      <draw:frame presentation:style-name="Mpr1" draw:text-style-name="MP2" draw:layer="backgroundobjects" svg:width="6.523cm" svg:height="1.086cm" svg:x="1.399cm" svg:y="14.347cm" presentation:class="date-time">
        <draw:text-box>
          <text:p text:style-name="MP1"><text:span text:style-name="MT1"><presentation:date-time/></text:span></text:p>
        </draw:text-box>
      </draw:frame>
      <draw:frame presentation:style-name="Mpr1" draw:text-style-name="MP6" draw:layer="backgroundobjects" svg:width="8.875cm" svg:height="1.086cm" svg:x="9.575cm" svg:y="14.347cm" presentation:class="footer">
        <draw:text-box>
          <text:p text:style-name="MP5"><text:span text:style-name="MT1"><presentation:footer/></text:span></text:p>
        </draw:text-box>
      </draw:frame>
      <draw:frame presentation:style-name="Mpr1" draw:text-style-name="MP4" draw:layer="backgroundobjects" svg:width="6.523cm" svg:height="1.086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0-01-01T20:04:58.393127227</meta:creation-date>
    <dc:date>2020-06-13T12:47:24.704086181</dc:date>
    <meta:editing-duration>P2DT22H57M47S</meta:editing-duration>
    <meta:editing-cycles>65</meta:editing-cycles>
    <meta:generator>LibreOffice/6.3.4.2$MacOSX_X86_64 LibreOffice_project/60da17e045e08f1793c57c00ba83cdfce946d0aa</meta:generator>
    <meta:document-statistic meta:object-count="189"/>
  </office:meta>
</office:document-meta>
</file>